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v Vol Daily Fast ||Vol: C: - Development ||Zone: ArchivesBu - ArchivesBu ||Step: Zone finished, reporting. ||Zone: <text:s text:c="15"/>20 of <text:s text:c="15"/>20 (13.000000,7.000000 or 20.000000) ||Server: VolRavenPc - <text:s/>started on 2021-12-07 11:03:58 for 4.000000 ||VolumeUsed: 4886639616.000000 of <text:s text:c="2"/>978,856,534,016</text:p>
      <text:p text:style-name="Standard">----------------------------------------------------------</text:p>
      <text:p text:style-name="Standard">Zones Processed: </text:p>
      <text:p text:style-name="Standard">----------------------------------------------------------</text:p>
      <text:p text:style-name="Standard">Volume started.</text:p>
      <text:p text:style-name="Standard"/>
      <text:p text:style-name="Standard">Zone: <text:s text:c="16"/>0 (1.000000 = 1.000000, 0.000000) 0.000000 11.000000 0.000000 Boot Boot</text:p>
      <text:p text:style-name="Standard"><text:tab/></text:p>
      <text:p text:style-name="Standard"><text:tab/></text:p>
      <text:p text:style-name="Standard"><text:tab/></text:p>
      <text:p text:style-name="Standard"><text:tab/>s-( size 441192.713065 / actual gap 1949177.333372 / act size 2390370.046437) </text:p>
      <text:p text:style-name="Standard"><text:tab/>z [begin 0.000000 / <text:s/>zone end 441192.713065 / act end 2390370.046437]</text:p>
      <text:p text:style-name="Standard"><text:tab/>g &lt; used 1949177.333372 / gap unused 64663072.883027 / round up 0.010000&gt;</text:p>
      <text:p text:style-name="Standard"><text:tab/></text:p>
      <text:p text:style-name="Standard"><text:tab/>s-( size 441192.713065 / actual gap 1949177.333372 / act size 2390370.046437) </text:p>
      <text:p text:style-name="Standard"><text:tab/>z [begin 0.000000 / <text:s/>zone end 441192.713065 / act end 2390370.046437]</text:p>
      <text:p text:style-name="Standard"><text:tab/>g &lt; used 1949177.333372 / gap unused 64663072.883027 / round up 0.010000&gt;</text:p>
      <text:p text:style-name="Standard"><text:tab/></text:p>
      <text:p text:style-name="Standard"><text:tab/>s-( size 441192.713065 / actual gap 1949177.333372 / act size 2390370.046437) </text:p>
      <text:p text:style-name="Standard"><text:tab/>z [begin 0.000000 / <text:s/>zone end 441192.713065 / act end 2390370.046437]</text:p>
      <text:p text:style-name="Standard"><text:tab/>g &lt; used 1949177.333372 / gap unused 64663072.883027 / round up 0.010000&gt;</text:p>
      <text:p text:style-name="Standard"><text:tab/></text:p>
      <text:p text:style-name="Standard"><text:tab/>s-( size 441192.713065 / actual gap 1949177.333372 / act size 2390370.046437) </text:p>
      <text:p text:style-name="Standard"><text:tab/>z [begin 0.000000 / <text:s/>zone end 441192.713065 / act end 2390370.046437]</text:p>
      <text:p text:style-name="Standard"><text:tab/>g &lt; used 1949177.333372 / gap unused 64663072.883027 / round up 0.010000&gt;</text:p>
      <text:p text:style-name="Standard"><text:tab/></text:p>
      <text:p text:style-name="Standard"><text:tab/>s-( size 441192.713065 / actual gap 1949177.333372 / act size 2390370.046437) </text:p>
      <text:p text:style-name="Standard"><text:tab/>z [begin 0.000000 / <text:s/>zone end 441192.713065 / act end 2390370.046437]</text:p>
      <text:p text:style-name="Standard"><text:tab/>g &lt; used 1949177.333372 / gap unused 64663072.883027 / round up 0.010000&gt;</text:p>
      <text:p text:style-name="Standard"><text:tab/></text:p>
      <text:p text:style-name="Standard"><text:tab/>s-( size 0.000000 / actual gap 1949174.332640 / act size 1949174.332640) </text:p>
      <text:p text:style-name="Standard"><text:tab/>z [begin 441195.713797 / <text:s/>zone end 441195.713797 / act end 2390370.046437]</text:p>
      <text:p text:style-name="Standard"><text:tab/>g &lt; used 1949174.332640 / gap unused 64663072.883027 / round up 0.010000&gt;</text:p>
      <text:p text:style-name="Standard"><text:tab/></text:p>
      <text:p text:style-name="Standard"><text:tab/>s-( size 0.000000 / actual gap 1949174.332640 / act size 1949174.332640) </text:p>
      <text:p text:style-name="Standard"><text:tab/>z [begin 441195.713797 / <text:s/>zone end 441195.713797 / act end 2390370.046437]</text:p>
      <text:p text:style-name="Standard"><text:tab/>g &lt; used 1949174.332640 / gap unused 64663072.883027 / round up 0.010000&gt;</text:p>
      <text:p text:style-name="Standard"><text:tab/></text:p>
      <text:p text:style-name="Standard"><text:tab/>s-( size 0.000000 / actual gap 1949174.332640 / act size 1949174.332640) </text:p>
      <text:p text:style-name="Standard"><text:tab/>z [begin 441195.713797 / <text:s/>zone end 441195.713797 / act end 2390370.046437]</text:p>
      <text:p text:style-name="Standard"><text:tab/>g &lt; used 1949174.332640 / gap unused 64663072.883027 / round up 0.010000&gt;</text:p>
      <text:p text:style-name="Standard"><text:tab/></text:p>
      <text:p text:style-name="Standard"><text:tab/>s-( size 0.000000 / actual gap 1949174.332640 / act size 1949174.332640) </text:p>
      <text:p text:style-name="Standard"><text:tab/>z [begin 441195.713797 / <text:s/>zone end 441195.713797 / act end 2390370.046437]</text:p>
      <text:p text:style-name="Standard"><text:tab/>g &lt; used 1949174.332640 / gap unused 64663072.883027 / round up 0.010000&gt;</text:p>
      <text:p text:style-name="Standard"><text:tab/></text:p>
      <text:p text:style-name="Standard"><text:soft-page-break/><text:tab/>s-( size 0.000000 / actual gap 1949174.332640 / act size 1949174.332640) </text:p>
      <text:p text:style-name="Standard"><text:tab/>z [begin 441195.713797 / <text:s/>zone end 441195.713797 / act end 2390370.046437]</text:p>
      <text:p text:style-name="Standard"><text:tab/>g &lt; used 1949174.332640 / gap unused 64663072.883027 / round up 0.010000&gt;</text:p>
      <text:p text:style-name="Standard">Zone: <text:s text:c="16"/>1 (2.000000 = 1.000000, 1.000000) 0.000000 11.000000 0.000000 BootData BootData</text:p>
      <text:p text:style-name="Standard"><text:tab/></text:p>
      <text:p text:style-name="Standard"><text:tab/></text:p>
      <text:p text:style-name="Standard"><text:tab/></text:p>
      <text:p text:style-name="Standard"><text:tab/>s-( size 43927.724542 / actual gap 2346442.782007 / act size 2390370.506549) </text:p>
      <text:p text:style-name="Standard"><text:tab/>z [begin 2390369.586325 / <text:s/>zone end 2434297.310867 / act end 4780740.092874]</text:p>
      <text:p text:style-name="Standard"><text:tab/>g &lt; used 2346442.782007 / gap unused 62713899.010499 / round up 0.010000&gt;</text:p>
      <text:p text:style-name="Standard"><text:tab/></text:p>
      <text:p text:style-name="Standard"><text:tab/>s-( size 43927.724542 / actual gap 2346442.782007 / act size 2390370.506549) </text:p>
      <text:p text:style-name="Standard"><text:tab/>z [begin 2390369.586325 / <text:s/>zone end 2434297.310867 / act end 4780740.092874]</text:p>
      <text:p text:style-name="Standard"><text:tab/>g &lt; used 2346442.782007 / gap unused 62713899.010499 / round up 0.010000&gt;</text:p>
      <text:p text:style-name="Standard"><text:tab/></text:p>
      <text:p text:style-name="Standard"><text:tab/>s-( size 43927.724542 / actual gap 2346442.782007 / act size 2390370.506549) </text:p>
      <text:p text:style-name="Standard"><text:tab/>z [begin 2390369.586325 / <text:s/>zone end 2434297.310867 / act end 4780740.092874]</text:p>
      <text:p text:style-name="Standard"><text:tab/>g &lt; used 2346442.782007 / gap unused 62713899.010499 / round up 0.010000&gt;</text:p>
      <text:p text:style-name="Standard"><text:tab/></text:p>
      <text:p text:style-name="Standard"><text:tab/>s-( size 43927.724542 / actual gap 2346442.782007 / act size 2390370.506549) </text:p>
      <text:p text:style-name="Standard"><text:tab/>z [begin 2390369.586325 / <text:s/>zone end 2434297.310867 / act end 4780740.092874]</text:p>
      <text:p text:style-name="Standard"><text:tab/>g &lt; used 2346442.782007 / gap unused 62713899.010499 / round up 0.010000&gt;</text:p>
      <text:p text:style-name="Standard"><text:tab/></text:p>
      <text:p text:style-name="Standard"><text:tab/>s-( size 43927.724542 / actual gap 2346442.782007 / act size 2390370.506549) </text:p>
      <text:p text:style-name="Standard"><text:tab/>z [begin 2390369.586325 / <text:s/>zone end 2434297.310867 / act end 4780740.092874]</text:p>
      <text:p text:style-name="Standard"><text:tab/>g &lt; used 2346442.782007 / gap unused 62713899.010499 / round up 0.010000&gt;</text:p>
      <text:p text:style-name="Standard"><text:tab/></text:p>
      <text:p text:style-name="Standard"><text:tab/>s-( size 0.000000 / actual gap 2346094.697026 / act size 2346094.697026) </text:p>
      <text:p text:style-name="Standard"><text:tab/>z [begin 2434645.395849 / <text:s/>zone end 2434645.395849 / act end 4780740.092875]</text:p>
      <text:p text:style-name="Standard"><text:tab/>g &lt; used 2346094.697026 / gap unused 62713452.901586 / round up 0.010000&gt;</text:p>
      <text:p text:style-name="Standard"><text:tab/></text:p>
      <text:p text:style-name="Standard"><text:tab/>s-( size 0.000000 / actual gap 2346094.697026 / act size 2346094.697026) </text:p>
      <text:p text:style-name="Standard"><text:tab/>z [begin 2434645.395849 / <text:s/>zone end 2434645.395849 / act end 4780740.092875]</text:p>
      <text:p text:style-name="Standard"><text:tab/>g &lt; used 2346094.697026 / gap unused 62713452.901586 / round up 0.010000&gt;</text:p>
      <text:p text:style-name="Standard"><text:tab/></text:p>
      <text:p text:style-name="Standard"><text:tab/>s-( size 0.000000 / actual gap 2346094.697026 / act size 2346094.697026) </text:p>
      <text:p text:style-name="Standard"><text:tab/>z [begin 2434645.395849 / <text:s/>zone end 2434645.395849 / act end 4780740.092875]</text:p>
      <text:p text:style-name="Standard"><text:tab/>g &lt; used 2346094.697026 / gap unused 62713452.901586 / round up 0.010000&gt;</text:p>
      <text:p text:style-name="Standard"><text:tab/></text:p>
      <text:p text:style-name="Standard"><text:tab/>s-( size 0.000000 / actual gap 2346094.697026 / act size 2346094.697026) </text:p>
      <text:p text:style-name="Standard"><text:tab/>z [begin 2434645.395849 / <text:s/>zone end 2434645.395849 / act end 4780740.092875]</text:p>
      <text:p text:style-name="Standard"><text:tab/>g &lt; used 2346094.697026 / gap unused 62713452.901586 / round up 0.010000&gt;</text:p>
      <text:p text:style-name="Standard"><text:tab/></text:p>
      <text:p text:style-name="Standard"><text:tab/>s-( size 0.000000 / actual gap 2346094.697026 / act size 2346094.697026) </text:p>
      <text:p text:style-name="Standard"><text:tab/>z [begin 2434645.395849 / <text:s/>zone end 2434645.395849 / act end 4780740.092875]</text:p>
      <text:p text:style-name="Standard"><text:tab/>g &lt; used 2346094.697026 / gap unused 62713452.901586 / round up 0.010000&gt;</text:p>
      <text:p text:style-name="Standard">Zone: <text:s text:c="16"/>2 (3.000000 = 1.000000, 2.000000) 0.000000 11.000000 0.000000 ProgramHints ProgramHints</text:p>
      <text:p text:style-name="Standard"><text:tab/></text:p>
      <text:p text:style-name="Standard"><text:soft-page-break/><text:tab/></text:p>
      <text:p text:style-name="Standard">Zone: <text:s text:c="16"/>3 (4.000000 = 1.000000, 3.000000) 0.000000 11.000000 0.000000 ProgramHintsData ProgramHintsData</text:p>
      <text:p text:style-name="Standard"><text:tab/></text:p>
      <text:p text:style-name="Standard"><text:tab/></text:p>
      <text:p text:style-name="Standard">Zone: <text:s text:c="16"/>4 (5.000000 = 1.000000, 4.000000) 0.000000 11.000000 0.000000 Programs Programs</text:p>
      <text:p text:style-name="Standard"><text:tab/></text:p>
      <text:p text:style-name="Standard"><text:tab/></text:p>
      <text:p text:style-name="Standard"><text:tab/></text:p>
      <text:p text:style-name="Standard"><text:tab/>s-( size 16335481.154579 / actual gap 2787480.137143 / act size 19122961.291722) </text:p>
      <text:p text:style-name="Standard"><text:tab/>z [begin 4780739.172650 / <text:s/>zone end 21116220.327228 / act end 23903700.464372]</text:p>
      <text:p text:style-name="Standard"><text:tab/>g &lt; used 2787480.137143 / gap unused 59576784.113308 / round up 0.020000&gt;</text:p>
      <text:p text:style-name="Standard"><text:tab/></text:p>
      <text:p text:style-name="Standard"><text:tab/>s-( size 16335481.154579 / actual gap 2787480.137143 / act size 19122961.291722) </text:p>
      <text:p text:style-name="Standard"><text:tab/>z [begin 4780739.172650 / <text:s/>zone end 21116220.327228 / act end 23903700.464372]</text:p>
      <text:p text:style-name="Standard"><text:tab/>g &lt; used 2787480.137143 / gap unused 59576784.113308 / round up 0.020000&gt;</text:p>
      <text:p text:style-name="Standard"><text:tab/></text:p>
      <text:p text:style-name="Standard"><text:tab/>s-( size 16335481.154579 / actual gap 2787480.137143 / act size 19122961.291722) </text:p>
      <text:p text:style-name="Standard"><text:tab/>z [begin 4780739.172650 / <text:s/>zone end 21116220.327228 / act end 23903700.464372]</text:p>
      <text:p text:style-name="Standard"><text:tab/>g &lt; used 2787480.137143 / gap unused 59576784.113308 / round up 0.020000&gt;</text:p>
      <text:p text:style-name="Standard"><text:tab/></text:p>
      <text:p text:style-name="Standard"><text:tab/>s-( size 16335481.154579 / actual gap 2787480.137143 / act size 19122961.291722) </text:p>
      <text:p text:style-name="Standard"><text:tab/>z [begin 4780739.172650 / <text:s/>zone end 21116220.327228 / act end 23903700.464372]</text:p>
      <text:p text:style-name="Standard"><text:tab/>g &lt; used 2787480.137143 / gap unused 59576784.113308 / round up 0.020000&gt;</text:p>
      <text:p text:style-name="Standard"><text:tab/></text:p>
      <text:p text:style-name="Standard"><text:tab/>s-( size 16335481.154579 / actual gap 2787480.137143 / act size 19122961.291722) </text:p>
      <text:p text:style-name="Standard"><text:tab/>z [begin 4780739.172650 / <text:s/>zone end 21116220.327228 / act end 23903700.464372]</text:p>
      <text:p text:style-name="Standard"><text:tab/>g &lt; used 2787480.137143 / gap unused 59576784.113308 / round up 0.020000&gt;</text:p>
      <text:p text:style-name="Standard"><text:tab/></text:p>
      <text:p text:style-name="Standard"><text:tab/>s-( size 0.000000 / actual gap 2741175.832381 / act size 2741175.832381) </text:p>
      <text:p text:style-name="Standard"><text:tab/>z [begin 21162524.631990 / <text:s/>zone end 21162524.631990 / act end 23903700.464371]</text:p>
      <text:p text:style-name="Standard"><text:tab/>g &lt; used 2741175.832381 / gap unused 60071163.811476 / round up 0.020000&gt;</text:p>
      <text:p text:style-name="Standard"><text:tab/></text:p>
      <text:p text:style-name="Standard"><text:tab/>s-( size 0.000000 / actual gap 2741175.832381 / act size 2741175.832381) </text:p>
      <text:p text:style-name="Standard"><text:tab/>z [begin 21162524.631990 / <text:s/>zone end 21162524.631990 / act end 23903700.464371]</text:p>
      <text:p text:style-name="Standard"><text:tab/>g &lt; used 2741175.832381 / gap unused 60071163.811476 / round up 0.020000&gt;</text:p>
      <text:p text:style-name="Standard"><text:tab/></text:p>
      <text:p text:style-name="Standard"><text:tab/>s-( size 0.000000 / actual gap 2741175.832381 / act size 2741175.832381) </text:p>
      <text:p text:style-name="Standard"><text:tab/>z [begin 21162524.631990 / <text:s/>zone end 21162524.631990 / act end 23903700.464371]</text:p>
      <text:p text:style-name="Standard"><text:tab/>g &lt; used 2741175.832381 / gap unused 60071163.811476 / round up 0.020000&gt;</text:p>
      <text:p text:style-name="Standard"><text:tab/></text:p>
      <text:p text:style-name="Standard"><text:tab/>s-( size 0.000000 / actual gap 2741175.832381 / act size 2741175.832381) </text:p>
      <text:p text:style-name="Standard"><text:tab/>z [begin 21162524.631990 / <text:s/>zone end 21162524.631990 / act end 23903700.464371]</text:p>
      <text:p text:style-name="Standard"><text:tab/>g &lt; used 2741175.832381 / gap unused 60071163.811476 / round up 0.020000&gt;</text:p>
      <text:p text:style-name="Standard"><text:tab/></text:p>
      <text:p text:style-name="Standard"><text:tab/>s-( size 0.000000 / actual gap 2741175.832381 / act size 2741175.832381) </text:p>
      <text:p text:style-name="Standard"><text:tab/>z [begin 21162524.631990 / <text:s/>zone end 21162524.631990 / act end 23903700.464371]</text:p>
      <text:p text:style-name="Standard"><text:tab/>g &lt; used 2741175.832381 / gap unused 60071163.811476 / round up 0.020000&gt;</text:p>
      <text:p text:style-name="Standard"><text:soft-page-break/>Zone: <text:s text:c="16"/>5 (6.000000 = 1.000000, 5.000000) 0.000000 12.000000 1.000000 ProgramsWindows !ZoneLabelProgramsWidows!</text:p>
      <text:p text:style-name="Standard"><text:tab/></text:p>
      <text:p text:style-name="Standard"><text:tab/></text:p>
      <text:p text:style-name="Standard"><text:tab/></text:p>
      <text:p text:style-name="Standard"><text:tab/>s-( size 7208161.805128 / actual gap 2353318.980767 / act size 9561480.785895) </text:p>
      <text:p text:style-name="Standard"><text:tab/>z [begin 23903699.864225 / <text:s/>zone end 31111861.669353 / act end 33465180.650120]</text:p>
      <text:p text:style-name="Standard"><text:tab/>g &lt; used 2353318.980767 / gap unused 57309588.598778 / round up 0.020000&gt;</text:p>
      <text:p text:style-name="Standard"><text:tab/></text:p>
      <text:p text:style-name="Standard"><text:tab/>s-( size 7208161.805128 / actual gap 2353318.980767 / act size 9561480.785895) </text:p>
      <text:p text:style-name="Standard"><text:tab/>z [begin 23903699.864225 / <text:s/>zone end 31111861.669353 / act end 33465180.650120]</text:p>
      <text:p text:style-name="Standard"><text:tab/>g &lt; used 2353318.980767 / gap unused 57309588.598778 / round up 0.020000&gt;</text:p>
      <text:p text:style-name="Standard"><text:tab/></text:p>
      <text:p text:style-name="Standard"><text:tab/>s-( size 7208161.805128 / actual gap 2353318.980767 / act size 9561480.785895) </text:p>
      <text:p text:style-name="Standard"><text:tab/>z [begin 23903699.864225 / <text:s/>zone end 31111861.669353 / act end 33465180.650120]</text:p>
      <text:p text:style-name="Standard"><text:tab/>g &lt; used 2353318.980767 / gap unused 57309588.598778 / round up 0.020000&gt;</text:p>
      <text:p text:style-name="Standard"><text:tab/></text:p>
      <text:p text:style-name="Standard"><text:tab/>s-( size 7208161.805128 / actual gap 2353318.980767 / act size 9561480.785895) </text:p>
      <text:p text:style-name="Standard"><text:tab/>z [begin 23903699.864225 / <text:s/>zone end 31111861.669353 / act end 33465180.650120]</text:p>
      <text:p text:style-name="Standard"><text:tab/>g &lt; used 2353318.980767 / gap unused 57309588.598778 / round up 0.020000&gt;</text:p>
      <text:p text:style-name="Standard"><text:tab/></text:p>
      <text:p text:style-name="Standard"><text:tab/>s-( size 0.000000 / actual gap 2346254.255980 / act size 2346254.255980) </text:p>
      <text:p text:style-name="Standard"><text:tab/>z [begin 31118926.394139 / <text:s/>zone end 31118926.394139 / act end 33465180.650119]</text:p>
      <text:p text:style-name="Standard"><text:tab/>g &lt; used 2346254.255980 / gap unused 57242669.261049 / round up 0.020000&gt;</text:p>
      <text:p text:style-name="Standard"><text:tab/></text:p>
      <text:p text:style-name="Standard"><text:tab/>s-( size 0.000000 / actual gap 2346254.255980 / act size 2346254.255980) </text:p>
      <text:p text:style-name="Standard"><text:tab/>z [begin 31118926.394139 / <text:s/>zone end 31118926.394139 / act end 33465180.650119]</text:p>
      <text:p text:style-name="Standard"><text:tab/>g &lt; used 2346254.255980 / gap unused 57242669.261049 / round up 0.020000&gt;</text:p>
      <text:p text:style-name="Standard"><text:tab/></text:p>
      <text:p text:style-name="Standard"><text:tab/>s-( size 0.000000 / actual gap 2346254.255980 / act size 2346254.255980) </text:p>
      <text:p text:style-name="Standard"><text:tab/>z [begin 31118926.394139 / <text:s/>zone end 31118926.394139 / act end 33465180.650119]</text:p>
      <text:p text:style-name="Standard"><text:tab/>g &lt; used 2346254.255980 / gap unused 57242669.261049 / round up 0.020000&gt;</text:p>
      <text:p text:style-name="Standard"><text:tab/></text:p>
      <text:p text:style-name="Standard"><text:tab/>s-( size 0.000000 / actual gap 2346254.255980 / act size 2346254.255980) </text:p>
      <text:p text:style-name="Standard"><text:tab/>z [begin 31118926.394139 / <text:s/>zone end 31118926.394139 / act end 33465180.650119]</text:p>
      <text:p text:style-name="Standard"><text:tab/>g &lt; used 2346254.255980 / gap unused 57242669.261049 / round up 0.020000&gt;</text:p>
      <text:p text:style-name="Standard">Zone: <text:s text:c="16"/>6 (7.000000 = 1.000000, 6.000000) 0.000000 13.000000 2.000000 ProgramsData ProgramsData</text:p>
      <text:p text:style-name="Standard"><text:tab/></text:p>
      <text:p text:style-name="Standard"><text:tab/></text:p>
      <text:p text:style-name="Standard"><text:tab/></text:p>
      <text:p text:style-name="Standard"><text:tab/>s-( size 1197022.241758 / actual gap 3583718.291223 / act size 4780740.532982) </text:p>
      <text:p text:style-name="Standard"><text:tab/>z [begin 33465180.210012 / <text:s/>zone end 34662202.451770 / act end 38245920.742994]</text:p>
      <text:p text:style-name="Standard"><text:tab/>g &lt; used 3583718.291223 / gap unused 54892120.396580 / round up 0.020000&gt;</text:p>
      <text:p text:style-name="Standard"><text:tab/></text:p>
      <text:p text:style-name="Standard"><text:tab/>s-( size 1197022.241758 / actual gap 3583718.291223 / act size 4780740.532982) </text:p>
      <text:p text:style-name="Standard"><text:tab/>z [begin 33465180.210012 / <text:s/>zone end 34662202.451770 / act end 38245920.742994]</text:p>
      <text:p text:style-name="Standard"><text:tab/>g &lt; used 3583718.291223 / gap unused 54892120.396580 / round up 0.020000&gt;</text:p>
      <text:p text:style-name="Standard"><text:tab/></text:p>
      <text:p text:style-name="Standard"><text:soft-page-break/><text:tab/>s-( size 1197022.241758 / actual gap 3583718.291223 / act size 4780740.532982) </text:p>
      <text:p text:style-name="Standard"><text:tab/>z [begin 33465180.210012 / <text:s/>zone end 34662202.451770 / act end 38245920.742994]</text:p>
      <text:p text:style-name="Standard"><text:tab/>g &lt; used 3583718.291223 / gap unused 54892120.396580 / round up 0.020000&gt;</text:p>
      <text:p text:style-name="Standard"><text:tab/></text:p>
      <text:p text:style-name="Standard"><text:tab/>s-( size 1197022.241758 / actual gap 3583718.291223 / act size 4780740.532982) </text:p>
      <text:p text:style-name="Standard"><text:tab/>z [begin 33465180.210012 / <text:s/>zone end 34662202.451770 / act end 38245920.742994]</text:p>
      <text:p text:style-name="Standard"><text:tab/>g &lt; used 3583718.291223 / gap unused 54892120.396580 / round up 0.020000&gt;</text:p>
      <text:p text:style-name="Standard"><text:tab/></text:p>
      <text:p text:style-name="Standard"><text:tab/>s-( size 0.000000 / actual gap 3582699.042383 / act size 3582699.042383) </text:p>
      <text:p text:style-name="Standard"><text:tab/>z [begin 34663221.700611 / <text:s/>zone end 34663221.700611 / act end 38245920.742994]</text:p>
      <text:p text:style-name="Standard"><text:tab/>g &lt; used 3582699.042383 / gap unused 54879449.303051 / round up 0.020000&gt;</text:p>
      <text:p text:style-name="Standard"><text:tab/></text:p>
      <text:p text:style-name="Standard"><text:tab/>s-( size 0.000000 / actual gap 3582699.042383 / act size 3582699.042383) </text:p>
      <text:p text:style-name="Standard"><text:tab/>z [begin 34663221.700611 / <text:s/>zone end 34663221.700611 / act end 38245920.742994]</text:p>
      <text:p text:style-name="Standard"><text:tab/>g &lt; used 3582699.042383 / gap unused 54879449.303051 / round up 0.020000&gt;</text:p>
      <text:p text:style-name="Standard"><text:tab/></text:p>
      <text:p text:style-name="Standard"><text:tab/>s-( size 0.000000 / actual gap 3582699.042383 / act size 3582699.042383) </text:p>
      <text:p text:style-name="Standard"><text:tab/>z [begin 34663221.700611 / <text:s/>zone end 34663221.700611 / act end 38245920.742994]</text:p>
      <text:p text:style-name="Standard"><text:tab/>g &lt; used 3582699.042383 / gap unused 54879449.303051 / round up 0.020000&gt;</text:p>
      <text:p text:style-name="Standard"><text:tab/></text:p>
      <text:p text:style-name="Standard"><text:tab/>s-( size 0.000000 / actual gap 3582699.042383 / act size 3582699.042383) </text:p>
      <text:p text:style-name="Standard"><text:tab/>z [begin 34663221.700611 / <text:s/>zone end 34663221.700611 / act end 38245920.742994]</text:p>
      <text:p text:style-name="Standard"><text:tab/>g &lt; used 3582699.042383 / gap unused 54879449.303051 / round up 0.020000&gt;</text:p>
      <text:p text:style-name="Standard"><text:tab/></text:p>
      <text:p text:style-name="Standard"><text:tab/>s-( size 0.000000 / actual gap 3582699.042383 / act size 3582699.042383) </text:p>
      <text:p text:style-name="Standard"><text:tab/>z [begin 34663221.700611 / <text:s/>zone end 34663221.700611 / act end 38245920.742994]</text:p>
      <text:p text:style-name="Standard"><text:tab/>g &lt; used 3582699.042383 / gap unused 54879449.303051 / round up 0.020000&gt;</text:p>
      <text:p text:style-name="Standard">Zone: <text:s text:c="16"/>7 (8.000000 = 2.000000, 6.000000) 0.000000 13.000000 2.000000 IdeScripts IdeScripts</text:p>
      <text:p text:style-name="Standard"><text:tab/></text:p>
      <text:p text:style-name="Standard"><text:tab/></text:p>
      <text:p text:style-name="Standard"><text:tab/></text:p>
      <text:p text:style-name="Standard"><text:tab/>s-( size 1821404.678877 / actual gap 2959335.774085 / act size 4780740.452962) </text:p>
      <text:p text:style-name="Standard"><text:tab/>z [begin 38245920.382906 / <text:s/>zone end 40067325.061783 / act end 43026660.835868]</text:p>
      <text:p text:style-name="Standard"><text:tab/>g &lt; used 2959335.774085 / gap unused 51296855.646397 / round up 0.010000&gt;</text:p>
      <text:p text:style-name="Standard"><text:tab/></text:p>
      <text:p text:style-name="Standard"><text:tab/>s-( size 1821404.678877 / actual gap 2959335.774085 / act size 4780740.452962) </text:p>
      <text:p text:style-name="Standard"><text:tab/>z [begin 38245920.382906 / <text:s/>zone end 40067325.061783 / act end 43026660.835868]</text:p>
      <text:p text:style-name="Standard"><text:tab/>g &lt; used 2959335.774085 / gap unused 51296855.646397 / round up 0.010000&gt;</text:p>
      <text:p text:style-name="Standard"><text:tab/></text:p>
      <text:p text:style-name="Standard"><text:tab/>s-( size 1821404.678877 / actual gap 2959335.774085 / act size 4780740.452962) </text:p>
      <text:p text:style-name="Standard"><text:tab/>z [begin 38245920.382906 / <text:s/>zone end 40067325.061783 / act end 43026660.835868]</text:p>
      <text:p text:style-name="Standard"><text:tab/>g &lt; used 2959335.774085 / gap unused 51296855.646397 / round up 0.010000&gt;</text:p>
      <text:p text:style-name="Standard"><text:tab/></text:p>
      <text:p text:style-name="Standard"><text:tab/>s-( size 1821404.678877 / actual gap 2959335.774085 / act size 4780740.452962) </text:p>
      <text:p text:style-name="Standard"><text:tab/>z [begin 38245920.382906 / <text:s/>zone end 40067325.061783 / act end 43026660.835868]</text:p>
      <text:p text:style-name="Standard"><text:tab/>g &lt; used 2959335.774085 / gap unused 51296855.646397 / round up 0.010000&gt;</text:p>
      <text:p text:style-name="Standard"><text:tab/></text:p>
      <text:p text:style-name="Standard"><text:tab/>s-( size 1821404.678877 / actual gap 2959335.774085 / act size 4780740.452962) </text:p>
      <text:p text:style-name="Standard"><text:soft-page-break/><text:tab/>z [begin 38245920.382906 / <text:s/>zone end 40067325.061783 / act end 43026660.835868]</text:p>
      <text:p text:style-name="Standard"><text:tab/>g &lt; used 2959335.774085 / gap unused 51296855.646397 / round up 0.010000&gt;</text:p>
      <text:p text:style-name="Standard"><text:tab/></text:p>
      <text:p text:style-name="Standard"><text:tab/>s-( size 0.000000 / actual gap 568965.727648 / act size 568965.727648) </text:p>
      <text:p text:style-name="Standard"><text:tab/>z [begin 40067325.061783 / <text:s/>zone end 40067325.061783 / act end 40636290.789431]</text:p>
      <text:p text:style-name="Standard"><text:tab/>g &lt; used 568965.727648 / gap unused 51296843.643466 / round up 0.010000&gt;</text:p>
      <text:p text:style-name="Standard"><text:tab/></text:p>
      <text:p text:style-name="Standard"><text:tab/>s-( size 0.000000 / actual gap 568965.727648 / act size 568965.727648) </text:p>
      <text:p text:style-name="Standard"><text:tab/>z [begin 40067325.061783 / <text:s/>zone end 40067325.061783 / act end 40636290.789431]</text:p>
      <text:p text:style-name="Standard"><text:tab/>g &lt; used 568965.727648 / gap unused 51296843.643466 / round up 0.010000&gt;</text:p>
      <text:p text:style-name="Standard"><text:tab/></text:p>
      <text:p text:style-name="Standard"><text:tab/>s-( size 0.000000 / actual gap 568965.727648 / act size 568965.727648) </text:p>
      <text:p text:style-name="Standard"><text:tab/>z [begin 40067325.061783 / <text:s/>zone end 40067325.061783 / act end 40636290.789431]</text:p>
      <text:p text:style-name="Standard"><text:tab/>g &lt; used 568965.727648 / gap unused 51296843.643466 / round up 0.010000&gt;</text:p>
      <text:p text:style-name="Standard"><text:tab/></text:p>
      <text:p text:style-name="Standard"><text:tab/>s-( size 0.000000 / actual gap 568965.727648 / act size 568965.727648) </text:p>
      <text:p text:style-name="Standard"><text:tab/>z [begin 40067325.061783 / <text:s/>zone end 40067325.061783 / act end 40636290.789431]</text:p>
      <text:p text:style-name="Standard"><text:tab/>g &lt; used 568965.727648 / gap unused 51296843.643466 / round up 0.010000&gt;</text:p>
      <text:p text:style-name="Standard"><text:tab/></text:p>
      <text:p text:style-name="Standard"><text:tab/>s-( size 0.000000 / actual gap 568965.727648 / act size 568965.727648) </text:p>
      <text:p text:style-name="Standard"><text:tab/>z [begin 40067325.061783 / <text:s/>zone end 40067325.061783 / act end 40636290.789431]</text:p>
      <text:p text:style-name="Standard"><text:tab/>g &lt; used 568965.727648 / gap unused 51296843.643466 / round up 0.010000&gt;</text:p>
      <text:p text:style-name="Standard">Zone: <text:s text:c="16"/>8 (9.000000 = 3.000000, 6.000000) 0.000000 14.000000 2.000000 DevToDo DevToDo</text:p>
      <text:p text:style-name="Standard"><text:tab/></text:p>
      <text:p text:style-name="Standard"><text:tab/></text:p>
      <text:p text:style-name="Standard"><text:tab/></text:p>
      <text:p text:style-name="Standard"><text:tab/>s-( size 6598727.017338 / actual gap 2962753.988610 / act size 9561481.005949) </text:p>
      <text:p text:style-name="Standard"><text:tab/>z [begin 40636289.969231 / <text:s/>zone end 47235016.986569 / act end 50197770.975180]</text:p>
      <text:p text:style-name="Standard"><text:tab/>g &lt; used 2962753.988610 / gap unused 52593940.317459 / round up 0.010000&gt;</text:p>
      <text:p text:style-name="Standard"><text:tab/></text:p>
      <text:p text:style-name="Standard"><text:tab/>s-( size 6598727.017338 / actual gap 2962753.988610 / act size 9561481.005949) </text:p>
      <text:p text:style-name="Standard"><text:tab/>z [begin 40636289.969231 / <text:s/>zone end 47235016.986569 / act end 50197770.975180]</text:p>
      <text:p text:style-name="Standard"><text:tab/>g &lt; used 2962753.988610 / gap unused 52593940.317459 / round up 0.010000&gt;</text:p>
      <text:p text:style-name="Standard"><text:tab/></text:p>
      <text:p text:style-name="Standard"><text:tab/>s-( size 6598727.017338 / actual gap 2962753.988610 / act size 9561481.005949) </text:p>
      <text:p text:style-name="Standard"><text:tab/>z [begin 40636289.969231 / <text:s/>zone end 47235016.986569 / act end 50197770.975180]</text:p>
      <text:p text:style-name="Standard"><text:tab/>g &lt; used 2962753.988610 / gap unused 52593940.317459 / round up 0.010000&gt;</text:p>
      <text:p text:style-name="Standard"><text:tab/></text:p>
      <text:p text:style-name="Standard"><text:tab/>s-( size 6598727.017338 / actual gap 2962753.988610 / act size 9561481.005949) </text:p>
      <text:p text:style-name="Standard"><text:tab/>z [begin 40636289.969231 / <text:s/>zone end 47235016.986569 / act end 50197770.975180]</text:p>
      <text:p text:style-name="Standard"><text:tab/>g &lt; used 2962753.988610 / gap unused 52593940.317459 / round up 0.010000&gt;</text:p>
      <text:p text:style-name="Standard"><text:tab/></text:p>
      <text:p text:style-name="Standard"><text:tab/>s-( size 6598727.017338 / actual gap 2962753.988610 / act size 9561481.005949) </text:p>
      <text:p text:style-name="Standard"><text:tab/>z [begin 40636289.969231 / <text:s/>zone end 47235016.986569 / act end 50197770.975180]</text:p>
      <text:p text:style-name="Standard"><text:tab/>g &lt; used 2962753.988610 / gap unused 52593940.317459 / round up 0.010000&gt;</text:p>
      <text:p text:style-name="Standard"><text:tab/></text:p>
      <text:p text:style-name="Standard"><text:tab/>s-( size 0.000000 / actual gap 572383.942173 / act size 572383.942173) </text:p>
      <text:p text:style-name="Standard"><text:tab/>z [begin 47235016.986569 / <text:s/>zone end 47235016.986569 / act end 47807400.928742]</text:p>
      <text:p text:style-name="Standard"><text:soft-page-break/><text:tab/>g &lt; used 572383.942173 / gap unused 52593937.316726 / round up 0.010000&gt;</text:p>
      <text:p text:style-name="Standard"><text:tab/></text:p>
      <text:p text:style-name="Standard"><text:tab/>s-( size 0.000000 / actual gap 572383.942173 / act size 572383.942173) </text:p>
      <text:p text:style-name="Standard"><text:tab/>z [begin 47235016.986569 / <text:s/>zone end 47235016.986569 / act end 47807400.928742]</text:p>
      <text:p text:style-name="Standard"><text:tab/>g &lt; used 572383.942173 / gap unused 52593937.316726 / round up 0.010000&gt;</text:p>
      <text:p text:style-name="Standard"><text:tab/></text:p>
      <text:p text:style-name="Standard"><text:tab/>s-( size 0.000000 / actual gap 572383.942173 / act size 572383.942173) </text:p>
      <text:p text:style-name="Standard"><text:tab/>z [begin 47235016.986569 / <text:s/>zone end 47235016.986569 / act end 47807400.928742]</text:p>
      <text:p text:style-name="Standard"><text:tab/>g &lt; used 572383.942173 / gap unused 52593937.316726 / round up 0.010000&gt;</text:p>
      <text:p text:style-name="Standard"><text:tab/></text:p>
      <text:p text:style-name="Standard"><text:tab/>s-( size 0.000000 / actual gap 572383.942173 / act size 572383.942173) </text:p>
      <text:p text:style-name="Standard"><text:tab/>z [begin 47235016.986569 / <text:s/>zone end 47235016.986569 / act end 47807400.928742]</text:p>
      <text:p text:style-name="Standard"><text:tab/>g &lt; used 572383.942173 / gap unused 52593937.316726 / round up 0.010000&gt;</text:p>
      <text:p text:style-name="Standard"><text:tab/></text:p>
      <text:p text:style-name="Standard"><text:tab/>s-( size 0.000000 / actual gap 572383.942173 / act size 572383.942173) </text:p>
      <text:p text:style-name="Standard"><text:tab/>z [begin 47235016.986569 / <text:s/>zone end 47235016.986569 / act end 47807400.928742]</text:p>
      <text:p text:style-name="Standard"><text:tab/>g &lt; used 572383.942173 / gap unused 52593937.316726 / round up 0.010000&gt;</text:p>
      <text:p text:style-name="Standard">Zone: <text:s text:c="16"/>9 (10.000000 = 4.000000, 6.000000) 0.000000 14.000000 3.000000 MFT MFT - Master File Table</text:p>
      <text:p text:style-name="Standard"><text:tab/></text:p>
      <text:p text:style-name="Standard"><text:tab/></text:p>
      <text:p text:style-name="Standard"><text:tab/></text:p>
      <text:p text:style-name="Standard"><text:tab/>s-( size 724037.767033 / actual gap 471147.456234 / act size 1195185.223267) </text:p>
      <text:p text:style-name="Standard"><text:tab/>z [begin 47807400.728694 / <text:s/>zone end 48531438.495726 / act end 49002585.951961]</text:p>
      <text:p text:style-name="Standard"><text:tab/>g &lt; used 471147.456234 / gap unused 52017270.528937 / round up 0.005000&gt;</text:p>
      <text:p text:style-name="Standard"><text:tab/></text:p>
      <text:p text:style-name="Standard"><text:tab/>s-( size 724037.767033 / actual gap 471147.456234 / act size 1195185.223267) </text:p>
      <text:p text:style-name="Standard"><text:tab/>z [begin 47807400.728694 / <text:s/>zone end 48531438.495726 / act end 49002585.951961]</text:p>
      <text:p text:style-name="Standard"><text:tab/>g &lt; used 471147.456234 / gap unused 52017270.528937 / round up 0.005000&gt;</text:p>
      <text:p text:style-name="Standard"><text:tab/></text:p>
      <text:p text:style-name="Standard"><text:tab/>s-( size 724037.767033 / actual gap 471147.456234 / act size 1195185.223267) </text:p>
      <text:p text:style-name="Standard"><text:tab/>z [begin 47807400.728694 / <text:s/>zone end 48531438.495726 / act end 49002585.951961]</text:p>
      <text:p text:style-name="Standard"><text:tab/>g &lt; used 471147.456234 / gap unused 52017270.528937 / round up 0.005000&gt;</text:p>
      <text:p text:style-name="Standard"><text:tab/></text:p>
      <text:p text:style-name="Standard"><text:tab/>s-( size 724037.767033 / actual gap 471147.456234 / act size 1195185.223267) </text:p>
      <text:p text:style-name="Standard"><text:tab/>z [begin 47807400.728694 / <text:s/>zone end 48531438.495726 / act end 49002585.951961]</text:p>
      <text:p text:style-name="Standard"><text:tab/>g &lt; used 471147.456234 / gap unused 52017270.528937 / round up 0.005000&gt;</text:p>
      <text:p text:style-name="Standard"><text:tab/></text:p>
      <text:p text:style-name="Standard"><text:tab/>s-( size 724037.767033 / actual gap 471147.456234 / act size 1195185.223267) </text:p>
      <text:p text:style-name="Standard"><text:tab/>z [begin 47807400.728694 / <text:s/>zone end 48531438.495726 / act end 49002585.951961]</text:p>
      <text:p text:style-name="Standard"><text:tab/>g &lt; used 471147.456234 / gap unused 52017270.528937 / round up 0.005000&gt;</text:p>
      <text:p text:style-name="Standard"><text:tab/></text:p>
      <text:p text:style-name="Standard"><text:tab/>s-( size 0.000000 / actual gap 471147.456234 / act size 471147.456234) </text:p>
      <text:p text:style-name="Standard"><text:tab/>z [begin 48531438.495726 / <text:s/>zone end 48531438.495726 / act end 49002585.951960]</text:p>
      <text:p text:style-name="Standard"><text:tab/>g &lt; used 471147.456234 / gap unused 52013123.516482 / round up 0.005000&gt;</text:p>
      <text:p text:style-name="Standard"><text:tab/></text:p>
      <text:p text:style-name="Standard"><text:tab/>s-( size 0.000000 / actual gap 471147.456234 / act size 471147.456234) </text:p>
      <text:p text:style-name="Standard"><text:tab/>z [begin 48531438.495726 / <text:s/>zone end 48531438.495726 / act end 49002585.951960]</text:p>
      <text:p text:style-name="Standard"><text:tab/>g &lt; used 471147.456234 / gap unused 52013123.516482 / round up 0.005000&gt;</text:p>
      <text:p text:style-name="Standard"><text:soft-page-break/><text:tab/></text:p>
      <text:p text:style-name="Standard"><text:tab/>s-( size 0.000000 / actual gap 471147.456234 / act size 471147.456234) </text:p>
      <text:p text:style-name="Standard"><text:tab/>z [begin 48531438.495726 / <text:s/>zone end 48531438.495726 / act end 49002585.951960]</text:p>
      <text:p text:style-name="Standard"><text:tab/>g &lt; used 471147.456234 / gap unused 52013123.516482 / round up 0.005000&gt;</text:p>
      <text:p text:style-name="Standard"><text:tab/></text:p>
      <text:p text:style-name="Standard"><text:tab/>s-( size 0.000000 / actual gap 471147.456234 / act size 471147.456234) </text:p>
      <text:p text:style-name="Standard"><text:tab/>z [begin 48531438.495726 / <text:s/>zone end 48531438.495726 / act end 49002585.951960]</text:p>
      <text:p text:style-name="Standard"><text:tab/>g &lt; used 471147.456234 / gap unused 52013123.516482 / round up 0.005000&gt;</text:p>
      <text:p text:style-name="Standard"><text:tab/></text:p>
      <text:p text:style-name="Standard"><text:tab/>s-( size 0.000000 / actual gap 471147.456234 / act size 471147.456234) </text:p>
      <text:p text:style-name="Standard"><text:tab/>z [begin 48531438.495726 / <text:s/>zone end 48531438.495726 / act end 49002585.951960]</text:p>
      <text:p text:style-name="Standard"><text:tab/>g &lt; used 471147.456234 / gap unused 52013123.516482 / round up 0.005000&gt;</text:p>
      <text:p text:style-name="Standard">Zone: <text:s text:c="15"/>10 (11.000000 = 4.000000, 7.000000) 0.000000 14.000000 3.000000 DIR Directories.</text:p>
      <text:p text:style-name="Standard"><text:tab/></text:p>
      <text:p text:style-name="Standard"><text:tab/></text:p>
      <text:p text:style-name="Standard"><text:tab/></text:p>
      <text:p text:style-name="Standard"><text:tab/>s-( size 84549.642002 / actual gap 1110635.811321 / act size 1195185.453324) </text:p>
      <text:p text:style-name="Standard"><text:tab/>z [begin 49002585.521856 / <text:s/>zone end 49087135.163858 / act end 50197770.975180]</text:p>
      <text:p text:style-name="Standard"><text:tab/>g &lt; used 1110635.811321 / gap unused 51541447.361171 / round up 0.030000&gt;</text:p>
      <text:p text:style-name="Standard"><text:tab/></text:p>
      <text:p text:style-name="Standard"><text:tab/>s-( size 84549.642002 / actual gap 1110635.811321 / act size 1195185.453324) </text:p>
      <text:p text:style-name="Standard"><text:tab/>z [begin 49002585.521856 / <text:s/>zone end 49087135.163858 / act end 50197770.975180]</text:p>
      <text:p text:style-name="Standard"><text:tab/>g &lt; used 1110635.811321 / gap unused 51541447.361171 / round up 0.030000&gt;</text:p>
      <text:p text:style-name="Standard"><text:tab/></text:p>
      <text:p text:style-name="Standard"><text:tab/>s-( size 84549.642002 / actual gap 1110635.811321 / act size 1195185.453324) </text:p>
      <text:p text:style-name="Standard"><text:tab/>z [begin 49002585.521856 / <text:s/>zone end 49087135.163858 / act end 50197770.975180]</text:p>
      <text:p text:style-name="Standard"><text:tab/>g &lt; used 1110635.811321 / gap unused 51541447.361171 / round up 0.030000&gt;</text:p>
      <text:p text:style-name="Standard"><text:tab/></text:p>
      <text:p text:style-name="Standard"><text:tab/>s-( size 84549.642002 / actual gap 1110635.811321 / act size 1195185.453324) </text:p>
      <text:p text:style-name="Standard"><text:tab/>z [begin 49002585.521856 / <text:s/>zone end 49087135.163858 / act end 50197770.975180]</text:p>
      <text:p text:style-name="Standard"><text:tab/>g &lt; used 1110635.811321 / gap unused 51541447.361171 / round up 0.030000&gt;</text:p>
      <text:p text:style-name="Standard"><text:tab/></text:p>
      <text:p text:style-name="Standard"><text:tab/>s-( size 84549.642002 / actual gap 1110635.811321 / act size 1195185.453324) </text:p>
      <text:p text:style-name="Standard"><text:tab/>z [begin 49002585.521856 / <text:s/>zone end 49087135.163858 / act end 50197770.975180]</text:p>
      <text:p text:style-name="Standard"><text:tab/>g &lt; used 1110635.811321 / gap unused 51541447.361171 / round up 0.030000&gt;</text:p>
      <text:p text:style-name="Standard"><text:tab/></text:p>
      <text:p text:style-name="Standard"><text:tab/>s-( size 0.000000 / actual gap 1110635.811321 / act size 1110635.811321) </text:p>
      <text:p text:style-name="Standard"><text:tab/>z [begin 49087135.163858 / <text:s/>zone end 49087135.163858 / act end 50197770.975179]</text:p>
      <text:p text:style-name="Standard"><text:tab/>g &lt; used 1110635.811321 / gap unused 51541437.358729 / round up 0.030000&gt;</text:p>
      <text:p text:style-name="Standard"><text:tab/></text:p>
      <text:p text:style-name="Standard"><text:tab/>s-( size 0.000000 / actual gap 1110635.811321 / act size 1110635.811321) </text:p>
      <text:p text:style-name="Standard"><text:tab/>z [begin 49087135.163858 / <text:s/>zone end 49087135.163858 / act end 50197770.975179]</text:p>
      <text:p text:style-name="Standard"><text:tab/>g &lt; used 1110635.811321 / gap unused 51541437.358729 / round up 0.030000&gt;</text:p>
      <text:p text:style-name="Standard"><text:tab/></text:p>
      <text:p text:style-name="Standard"><text:tab/>s-( size 0.000000 / actual gap 1110635.811321 / act size 1110635.811321) </text:p>
      <text:p text:style-name="Standard"><text:tab/>z [begin 49087135.163858 / <text:s/>zone end 49087135.163858 / act end 50197770.975179]</text:p>
      <text:p text:style-name="Standard"><text:tab/>g &lt; used 1110635.811321 / gap unused 51541437.358729 / round up 0.030000&gt;</text:p>
      <text:p text:style-name="Standard"><text:tab/></text:p>
      <text:p text:style-name="Standard"><text:tab/>s-( size 0.000000 / actual gap 1110635.811321 / act size 1110635.811321) </text:p>
      <text:p text:style-name="Standard"><text:soft-page-break/><text:tab/>z [begin 49087135.163858 / <text:s/>zone end 49087135.163858 / act end 50197770.975179]</text:p>
      <text:p text:style-name="Standard"><text:tab/>g &lt; used 1110635.811321 / gap unused 51541437.358729 / round up 0.030000&gt;</text:p>
      <text:p text:style-name="Standard"><text:tab/></text:p>
      <text:p text:style-name="Standard"><text:tab/>s-( size 0.000000 / actual gap 1110635.811321 / act size 1110635.811321) </text:p>
      <text:p text:style-name="Standard"><text:tab/>z [begin 49087135.163858 / <text:s/>zone end 49087135.163858 / act end 50197770.975179]</text:p>
      <text:p text:style-name="Standard"><text:tab/>g &lt; used 1110635.811321 / gap unused 51541437.358729 / round up 0.030000&gt;</text:p>
      <text:p text:style-name="Standard">Zone: <text:s text:c="15"/>11 (12.000000 = 5.000000, 7.000000) 0.000000 14.000000 3.000000 PageHiberDump PageHiberDump</text:p>
      <text:p text:style-name="Standard"><text:tab/></text:p>
      <text:p text:style-name="Standard"><text:tab/></text:p>
      <text:p text:style-name="Standard"><text:tab/></text:p>
      <text:p text:style-name="Standard"><text:tab/>s-( size 367108.626129 / actual gap 2023262.080469 / act size 2390370.706598) </text:p>
      <text:p text:style-name="Standard"><text:tab/>z [begin 50197770.315018 / <text:s/>zone end 50564878.941148 / act end 52588141.021616]</text:p>
      <text:p text:style-name="Standard"><text:tab/>g &lt; used 2023262.080469 / gap unused 50430977.250304 / round up 0.010000&gt;</text:p>
      <text:p text:style-name="Standard"><text:tab/></text:p>
      <text:p text:style-name="Standard"><text:tab/>s-( size 367108.626129 / actual gap 2023262.080469 / act size 2390370.706598) </text:p>
      <text:p text:style-name="Standard"><text:tab/>z [begin 50197770.315018 / <text:s/>zone end 50564878.941148 / act end 52588141.021616]</text:p>
      <text:p text:style-name="Standard"><text:tab/>g &lt; used 2023262.080469 / gap unused 50430977.250304 / round up 0.010000&gt;</text:p>
      <text:p text:style-name="Standard"><text:tab/></text:p>
      <text:p text:style-name="Standard"><text:tab/>s-( size 367108.626129 / actual gap 2023262.080469 / act size 2390370.706598) </text:p>
      <text:p text:style-name="Standard"><text:tab/>z [begin 50197770.315018 / <text:s/>zone end 50564878.941148 / act end 52588141.021616]</text:p>
      <text:p text:style-name="Standard"><text:tab/>g &lt; used 2023262.080469 / gap unused 50430977.250304 / round up 0.010000&gt;</text:p>
      <text:p text:style-name="Standard"><text:tab/></text:p>
      <text:p text:style-name="Standard"><text:tab/>s-( size 367108.626129 / actual gap 2023262.080469 / act size 2390370.706598) </text:p>
      <text:p text:style-name="Standard"><text:tab/>z [begin 50197770.315018 / <text:s/>zone end 50564878.941148 / act end 52588141.021616]</text:p>
      <text:p text:style-name="Standard"><text:tab/>g &lt; used 2023262.080469 / gap unused 50430977.250304 / round up 0.010000&gt;</text:p>
      <text:p text:style-name="Standard"><text:tab/></text:p>
      <text:p text:style-name="Standard"><text:tab/>s-( size 367108.626129 / actual gap 2023262.080469 / act size 2390370.706598) </text:p>
      <text:p text:style-name="Standard"><text:tab/>z [begin 50197770.315018 / <text:s/>zone end 50564878.941148 / act end 52588141.021616]</text:p>
      <text:p text:style-name="Standard"><text:tab/>g &lt; used 2023262.080469 / gap unused 50430977.250304 / round up 0.010000&gt;</text:p>
      <text:p text:style-name="Standard"><text:tab/></text:p>
      <text:p text:style-name="Standard"><text:tab/>s-( size 0.000000 / actual gap 2023262.080469 / act size 2023262.080469) </text:p>
      <text:p text:style-name="Standard"><text:tab/>z [begin 50564878.941148 / <text:s/>zone end 50564878.941148 / act end 52588141.021617]</text:p>
      <text:p text:style-name="Standard"><text:tab/>g &lt; used 2023262.080469 / gap unused 50430976.250060 / round up 0.010000&gt;</text:p>
      <text:p text:style-name="Standard"><text:tab/></text:p>
      <text:p text:style-name="Standard"><text:tab/>s-( size 0.000000 / actual gap 2023262.080469 / act size 2023262.080469) </text:p>
      <text:p text:style-name="Standard"><text:tab/>z [begin 50564878.941148 / <text:s/>zone end 50564878.941148 / act end 52588141.021617]</text:p>
      <text:p text:style-name="Standard"><text:tab/>g &lt; used 2023262.080469 / gap unused 50430976.250060 / round up 0.010000&gt;</text:p>
      <text:p text:style-name="Standard"><text:tab/></text:p>
      <text:p text:style-name="Standard"><text:tab/>s-( size 0.000000 / actual gap 2023262.080469 / act size 2023262.080469) </text:p>
      <text:p text:style-name="Standard"><text:tab/>z [begin 50564878.941148 / <text:s/>zone end 50564878.941148 / act end 52588141.021617]</text:p>
      <text:p text:style-name="Standard"><text:tab/>g &lt; used 2023262.080469 / gap unused 50430976.250060 / round up 0.010000&gt;</text:p>
      <text:p text:style-name="Standard"><text:tab/></text:p>
      <text:p text:style-name="Standard"><text:tab/>s-( size 0.000000 / actual gap 2023262.080469 / act size 2023262.080469) </text:p>
      <text:p text:style-name="Standard"><text:tab/>z [begin 50564878.941148 / <text:s/>zone end 50564878.941148 / act end 52588141.021617]</text:p>
      <text:p text:style-name="Standard"><text:tab/>g &lt; used 2023262.080469 / gap unused 50430976.250060 / round up 0.010000&gt;</text:p>
      <text:p text:style-name="Standard"><text:tab/></text:p>
      <text:p text:style-name="Standard"><text:tab/>s-( size 0.000000 / actual gap 2023262.080469 / act size 2023262.080469) </text:p>
      <text:p text:style-name="Standard"><text:tab/>z [begin 50564878.941148 / <text:s/>zone end 50564878.941148 / act end 52588141.021617]</text:p>
      <text:p text:style-name="Standard"><text:soft-page-break/><text:tab/>g &lt; used 2023262.080469 / gap unused 50430976.250060 / round up 0.010000&gt;</text:p>
      <text:p text:style-name="Standard">Zone: <text:s text:c="15"/>12 (13.000000 = 6.000000, 7.000000) 0.000000 14.000000 3.000000 LinksCorp LinksCorp</text:p>
      <text:p text:style-name="Standard"><text:tab/></text:p>
      <text:p text:style-name="Standard"><text:tab/></text:p>
      <text:p text:style-name="Standard"><text:tab/></text:p>
      <text:p text:style-name="Standard"><text:tab/>s-( size 43052750.925519 / actual gap 2364280.076816 / act size 45417031.002335) </text:p>
      <text:p text:style-name="Standard"><text:tab/>z [begin 52588140.901587 / <text:s/>zone end 95640891.827106 / act end 98005171.903922]</text:p>
      <text:p text:style-name="Standard"><text:tab/>g &lt; used 2364280.076816 / gap unused 53093168.199266 / round up 0.010000&gt;</text:p>
      <text:p text:style-name="Standard"><text:tab/></text:p>
      <text:p text:style-name="Standard"><text:tab/>s-( size 43052750.925519 / actual gap 2364280.076816 / act size 45417031.002335) </text:p>
      <text:p text:style-name="Standard"><text:tab/>z [begin 52588140.901587 / <text:s/>zone end 95640891.827106 / act end 98005171.903922]</text:p>
      <text:p text:style-name="Standard"><text:tab/>g &lt; used 2364280.076816 / gap unused 53093168.199266 / round up 0.010000&gt;</text:p>
      <text:p text:style-name="Standard"><text:tab/></text:p>
      <text:p text:style-name="Standard"><text:tab/>s-( size 43052750.925519 / actual gap 2364280.076816 / act size 45417031.002335) </text:p>
      <text:p text:style-name="Standard"><text:tab/>z [begin 52588140.901587 / <text:s/>zone end 95640891.827106 / act end 98005171.903922]</text:p>
      <text:p text:style-name="Standard"><text:tab/>g &lt; used 2364280.076816 / gap unused 53093168.199266 / round up 0.010000&gt;</text:p>
      <text:p text:style-name="Standard"><text:tab/></text:p>
      <text:p text:style-name="Standard"><text:tab/>s-( size 43052750.925519 / actual gap 2364280.076816 / act size 45417031.002335) </text:p>
      <text:p text:style-name="Standard"><text:tab/>z [begin 52588140.901587 / <text:s/>zone end 95640891.827106 / act end 98005171.903922]</text:p>
      <text:p text:style-name="Standard"><text:tab/>g &lt; used 2364280.076816 / gap unused 53093168.199266 / round up 0.010000&gt;</text:p>
      <text:p text:style-name="Standard"><text:tab/></text:p>
      <text:p text:style-name="Standard"><text:tab/>s-( size 43052750.925519 / actual gap 2364280.076816 / act size 45417031.002335) </text:p>
      <text:p text:style-name="Standard"><text:tab/>z [begin 52588140.901587 / <text:s/>zone end 95640891.827106 / act end 98005171.903922]</text:p>
      <text:p text:style-name="Standard"><text:tab/>g &lt; used 2364280.076816 / gap unused 53093168.199266 / round up 0.010000&gt;</text:p>
      <text:p text:style-name="Standard"><text:tab/></text:p>
      <text:p text:style-name="Standard"><text:tab/>s-( size 0.000000 / actual gap 2338618.811858 / act size 2338618.811858) </text:p>
      <text:p text:style-name="Standard"><text:tab/>z [begin 95666553.092063 / <text:s/>zone end 95666553.092063 / act end 98005171.903921]</text:p>
      <text:p text:style-name="Standard"><text:tab/>g &lt; used 2338618.811858 / gap unused 53093200.207081 / round up 0.010000&gt;</text:p>
      <text:p text:style-name="Standard"><text:tab/></text:p>
      <text:p text:style-name="Standard"><text:tab/>s-( size 0.000000 / actual gap 2338618.811858 / act size 2338618.811858) </text:p>
      <text:p text:style-name="Standard"><text:tab/>z [begin 95666553.092063 / <text:s/>zone end 95666553.092063 / act end 98005171.903921]</text:p>
      <text:p text:style-name="Standard"><text:tab/>g &lt; used 2338618.811858 / gap unused 53093200.207081 / round up 0.010000&gt;</text:p>
      <text:p text:style-name="Standard"><text:tab/></text:p>
      <text:p text:style-name="Standard"><text:tab/>s-( size 0.000000 / actual gap 2338618.811858 / act size 2338618.811858) </text:p>
      <text:p text:style-name="Standard"><text:tab/>z [begin 95666553.092063 / <text:s/>zone end 95666553.092063 / act end 98005171.903921]</text:p>
      <text:p text:style-name="Standard"><text:tab/>g &lt; used 2338618.811858 / gap unused 53093200.207081 / round up 0.010000&gt;</text:p>
      <text:p text:style-name="Standard"><text:tab/></text:p>
      <text:p text:style-name="Standard"><text:tab/>s-( size 0.000000 / actual gap 2338618.811858 / act size 2338618.811858) </text:p>
      <text:p text:style-name="Standard"><text:tab/>z [begin 95666553.092063 / <text:s/>zone end 95666553.092063 / act end 98005171.903921]</text:p>
      <text:p text:style-name="Standard"><text:tab/>g &lt; used 2338618.811858 / gap unused 53093200.207081 / round up 0.010000&gt;</text:p>
      <text:p text:style-name="Standard"><text:tab/></text:p>
      <text:p text:style-name="Standard"><text:tab/>s-( size 0.000000 / actual gap 2338618.811858 / act size 2338618.811858) </text:p>
      <text:p text:style-name="Standard"><text:tab/>z [begin 95666553.092063 / <text:s/>zone end 95666553.092063 / act end 98005171.903921]</text:p>
      <text:p text:style-name="Standard"><text:tab/>g &lt; used 2338618.811858 / gap unused 53093200.207081 / round up 0.010000&gt;</text:p>
      <text:p text:style-name="Standard">Zone: <text:s text:c="15"/>13 (14.000000 = 7.000000, 7.000000) 0.000000 14.000000 3.000000 People People</text:p>
      <text:p text:style-name="Standard"><text:tab/></text:p>
      <text:p text:style-name="Standard"><text:tab/></text:p>
      <text:p text:style-name="Standard"><text:tab/></text:p>
      <text:p text:style-name="Standard"><text:soft-page-break/><text:tab/>s-( size 20593521.715263 / actual gap 5700549.655756 / act size 26294071.371018) </text:p>
      <text:p text:style-name="Standard"><text:tab/>z [begin 98005171.043712 / <text:s/>zone end 118598692.758974 / act end 124299242.414730]</text:p>
      <text:p text:style-name="Standard"><text:tab/>g &lt; used 5700549.655756 / gap unused 44309126.657874 / round up 0.020000&gt;</text:p>
      <text:p text:style-name="Standard"><text:tab/></text:p>
      <text:p text:style-name="Standard"><text:tab/>s-( size 20593521.715263 / actual gap 5700549.655756 / act size 26294071.371018) </text:p>
      <text:p text:style-name="Standard"><text:tab/>z [begin 98005171.043712 / <text:s/>zone end 118598692.758974 / act end 124299242.414730]</text:p>
      <text:p text:style-name="Standard"><text:tab/>g &lt; used 5700549.655756 / gap unused 44309126.657874 / round up 0.020000&gt;</text:p>
      <text:p text:style-name="Standard"><text:tab/></text:p>
      <text:p text:style-name="Standard"><text:tab/>s-( size 20593521.715263 / actual gap 5700549.655756 / act size 26294071.371018) </text:p>
      <text:p text:style-name="Standard"><text:tab/>z [begin 98005171.043712 / <text:s/>zone end 118598692.758974 / act end 124299242.414730]</text:p>
      <text:p text:style-name="Standard"><text:tab/>g &lt; used 5700549.655756 / gap unused 44309126.657874 / round up 0.020000&gt;</text:p>
      <text:p text:style-name="Standard"><text:tab/></text:p>
      <text:p text:style-name="Standard"><text:tab/>s-( size 20593521.715263 / actual gap 5700549.655756 / act size 26294071.371018) </text:p>
      <text:p text:style-name="Standard"><text:tab/>z [begin 98005171.043712 / <text:s/>zone end 118598692.758974 / act end 124299242.414730]</text:p>
      <text:p text:style-name="Standard"><text:tab/>g &lt; used 5700549.655756 / gap unused 44309126.657874 / round up 0.020000&gt;</text:p>
      <text:p text:style-name="Standard"><text:tab/></text:p>
      <text:p text:style-name="Standard"><text:tab/>s-( size 20593521.715263 / actual gap 5700549.655756 / act size 26294071.371018) </text:p>
      <text:p text:style-name="Standard"><text:tab/>z [begin 98005171.043712 / <text:s/>zone end 118598692.758974 / act end 124299242.414730]</text:p>
      <text:p text:style-name="Standard"><text:tab/>g &lt; used 5700549.655756 / gap unused 44309126.657874 / round up 0.020000&gt;</text:p>
      <text:p text:style-name="Standard"><text:tab/></text:p>
      <text:p text:style-name="Standard"><text:tab/>s-( size 0.000000 / actual gap 919759.550672 / act size 919759.550672) </text:p>
      <text:p text:style-name="Standard"><text:tab/>z [begin 118598742.771184 / <text:s/>zone end 118598742.771184 / act end 119518502.321856]</text:p>
      <text:p text:style-name="Standard"><text:tab/>g &lt; used 919759.550672 / gap unused 44309024.632966 / round up 0.020000&gt;</text:p>
      <text:p text:style-name="Standard"><text:tab/></text:p>
      <text:p text:style-name="Standard"><text:tab/>s-( size 0.000000 / actual gap 919759.550672 / act size 919759.550672) </text:p>
      <text:p text:style-name="Standard"><text:tab/>z [begin 118598742.771184 / <text:s/>zone end 118598742.771184 / act end 119518502.321856]</text:p>
      <text:p text:style-name="Standard"><text:tab/>g &lt; used 919759.550672 / gap unused 44309024.632966 / round up 0.020000&gt;</text:p>
      <text:p text:style-name="Standard"><text:tab/></text:p>
      <text:p text:style-name="Standard"><text:tab/>s-( size 0.000000 / actual gap 919759.550672 / act size 919759.550672) </text:p>
      <text:p text:style-name="Standard"><text:tab/>z [begin 118598742.771184 / <text:s/>zone end 118598742.771184 / act end 119518502.321856]</text:p>
      <text:p text:style-name="Standard"><text:tab/>g &lt; used 919759.550672 / gap unused 44309024.632966 / round up 0.020000&gt;</text:p>
      <text:p text:style-name="Standard"><text:tab/></text:p>
      <text:p text:style-name="Standard"><text:tab/>s-( size 0.000000 / actual gap 919759.550672 / act size 919759.550672) </text:p>
      <text:p text:style-name="Standard"><text:tab/>z [begin 118598742.771184 / <text:s/>zone end 118598742.771184 / act end 119518502.321856]</text:p>
      <text:p text:style-name="Standard"><text:tab/>g &lt; used 919759.550672 / gap unused 44309024.632966 / round up 0.020000&gt;</text:p>
      <text:p text:style-name="Standard"><text:tab/></text:p>
      <text:p text:style-name="Standard"><text:tab/>s-( size 0.000000 / actual gap 919759.550672 / act size 919759.550672) </text:p>
      <text:p text:style-name="Standard"><text:tab/>z [begin 118598742.771184 / <text:s/>zone end 118598742.771184 / act end 119518502.321856]</text:p>
      <text:p text:style-name="Standard"><text:tab/>g &lt; used 919759.550672 / gap unused 44309024.632966 / round up 0.020000&gt;</text:p>
      <text:p text:style-name="Standard">Zone: <text:s text:c="15"/>14 (15.000000 = 8.000000, 7.000000) 0.000000 14.000000 3.000000 Games Games</text:p>
      <text:p text:style-name="Standard"><text:tab/></text:p>
      <text:p text:style-name="Standard"><text:tab/></text:p>
      <text:p text:style-name="Standard">Zone: <text:s text:c="15"/>15 (16.000000 = 9.000000, 7.000000) 0.000000 14.000000 3.000000 Shares Shares</text:p>
      <text:p text:style-name="Standard"><text:tab/></text:p>
      <text:p text:style-name="Standard"><text:tab/></text:p>
      <text:p text:style-name="Standard"><text:tab/></text:p>
      <text:p text:style-name="Standard"><text:tab/>s-( size 32620.964103 / actual gap 2357749.082335 / act size 2390370.046437) </text:p>
      <text:p text:style-name="Standard"><text:tab/>z [begin 119518502.321856 / <text:s/>zone end 119551123.285958 / act end 121908872.368293]</text:p>
      <text:p text:style-name="Standard"><text:tab/>g &lt; used 2357749.082335 / gap unused 43389173.059828 / round up 0.010000&gt;</text:p>
      <text:p text:style-name="Standard"><text:soft-page-break/><text:tab/></text:p>
      <text:p text:style-name="Standard"><text:tab/>s-( size 32620.964103 / actual gap 2357749.082335 / act size 2390370.046437) </text:p>
      <text:p text:style-name="Standard"><text:tab/>z [begin 119518502.321856 / <text:s/>zone end 119551123.285958 / act end 121908872.368293]</text:p>
      <text:p text:style-name="Standard"><text:tab/>g &lt; used 2357749.082335 / gap unused 43389173.059828 / round up 0.010000&gt;</text:p>
      <text:p text:style-name="Standard"><text:tab/></text:p>
      <text:p text:style-name="Standard"><text:tab/>s-( size 32620.964103 / actual gap 2357749.082335 / act size 2390370.046437) </text:p>
      <text:p text:style-name="Standard"><text:tab/>z [begin 119518502.321856 / <text:s/>zone end 119551123.285958 / act end 121908872.368293]</text:p>
      <text:p text:style-name="Standard"><text:tab/>g &lt; used 2357749.082335 / gap unused 43389173.059828 / round up 0.010000&gt;</text:p>
      <text:p text:style-name="Standard"><text:tab/></text:p>
      <text:p text:style-name="Standard"><text:tab/>s-( size 32620.964103 / actual gap 2357749.082335 / act size 2390370.046437) </text:p>
      <text:p text:style-name="Standard"><text:tab/>z [begin 119518502.321856 / <text:s/>zone end 119551123.285958 / act end 121908872.368293]</text:p>
      <text:p text:style-name="Standard"><text:tab/>g &lt; used 2357749.082335 / gap unused 43389173.059828 / round up 0.010000&gt;</text:p>
      <text:p text:style-name="Standard"><text:tab/></text:p>
      <text:p text:style-name="Standard"><text:tab/>s-( size 32620.964103 / actual gap 2357749.082335 / act size 2390370.046437) </text:p>
      <text:p text:style-name="Standard"><text:tab/>z [begin 119518502.321856 / <text:s/>zone end 119551123.285958 / act end 121908872.368293]</text:p>
      <text:p text:style-name="Standard"><text:tab/>g &lt; used 2357749.082335 / gap unused 43389173.059828 / round up 0.010000&gt;</text:p>
      <text:p text:style-name="Standard"><text:tab/></text:p>
      <text:p text:style-name="Standard"><text:tab/>s-( size 0.000000 / actual gap 2357749.082335 / act size 2357749.082335) </text:p>
      <text:p text:style-name="Standard"><text:tab/>z [begin 119551123.285958 / <text:s/>zone end 119551123.285958 / act end 121908872.368293]</text:p>
      <text:p text:style-name="Standard"><text:tab/>g &lt; used 2357749.082335 / gap unused 43389161.056897 / round up 0.010000&gt;</text:p>
      <text:p text:style-name="Standard"><text:tab/></text:p>
      <text:p text:style-name="Standard"><text:tab/>s-( size 0.000000 / actual gap 2357749.082335 / act size 2357749.082335) </text:p>
      <text:p text:style-name="Standard"><text:tab/>z [begin 119551123.285958 / <text:s/>zone end 119551123.285958 / act end 121908872.368293]</text:p>
      <text:p text:style-name="Standard"><text:tab/>g &lt; used 2357749.082335 / gap unused 43389161.056897 / round up 0.010000&gt;</text:p>
      <text:p text:style-name="Standard"><text:tab/></text:p>
      <text:p text:style-name="Standard"><text:tab/>s-( size 0.000000 / actual gap 2357749.082335 / act size 2357749.082335) </text:p>
      <text:p text:style-name="Standard"><text:tab/>z [begin 119551123.285958 / <text:s/>zone end 119551123.285958 / act end 121908872.368293]</text:p>
      <text:p text:style-name="Standard"><text:tab/>g &lt; used 2357749.082335 / gap unused 43389161.056897 / round up 0.010000&gt;</text:p>
      <text:p text:style-name="Standard"><text:tab/></text:p>
      <text:p text:style-name="Standard"><text:tab/>s-( size 0.000000 / actual gap 2357749.082335 / act size 2357749.082335) </text:p>
      <text:p text:style-name="Standard"><text:tab/>z [begin 119551123.285958 / <text:s/>zone end 119551123.285958 / act end 121908872.368293]</text:p>
      <text:p text:style-name="Standard"><text:tab/>g &lt; used 2357749.082335 / gap unused 43389161.056897 / round up 0.010000&gt;</text:p>
      <text:p text:style-name="Standard"><text:tab/></text:p>
      <text:p text:style-name="Standard"><text:tab/>s-( size 0.000000 / actual gap 2357749.082335 / act size 2357749.082335) </text:p>
      <text:p text:style-name="Standard"><text:tab/>z [begin 119551123.285958 / <text:s/>zone end 119551123.285958 / act end 121908872.368293]</text:p>
      <text:p text:style-name="Standard"><text:tab/>g &lt; used 2357749.082335 / gap unused 43389161.056897 / round up 0.010000&gt;</text:p>
      <text:p text:style-name="Standard">Zone: <text:s text:c="15"/>16 (17.000000 = 10.000000, 7.000000) 0.000000 15.000000 3.000000 SystemOtherData SystemOtherData</text:p>
      <text:p text:style-name="Standard"><text:tab/></text:p>
      <text:p text:style-name="Standard"><text:tab/></text:p>
      <text:p text:style-name="Standard"><text:tab/></text:p>
      <text:p text:style-name="Standard"><text:tab/>s-( size 124557.409524 / actual gap 2265813.097026 / act size 2390370.506549) </text:p>
      <text:p text:style-name="Standard"><text:tab/>z [begin 121908871.908181 / <text:s/>zone end 122033429.317705 / act end 124299242.414730]</text:p>
      <text:p text:style-name="Standard"><text:tab/>g &lt; used 2265813.097026 / gap unused 41031412.434675 / round up 0.010000&gt;</text:p>
      <text:p text:style-name="Standard"><text:tab/></text:p>
      <text:p text:style-name="Standard"><text:tab/>s-( size 124557.409524 / actual gap 2265813.097026 / act size 2390370.506549) </text:p>
      <text:p text:style-name="Standard"><text:tab/>z [begin 121908871.908181 / <text:s/>zone end 122033429.317705 / act end 124299242.414730]</text:p>
      <text:p text:style-name="Standard"><text:tab/>g &lt; used 2265813.097026 / gap unused 41031412.434675 / round up 0.010000&gt;</text:p>
      <text:p text:style-name="Standard"><text:tab/></text:p>
      <text:p text:style-name="Standard"><text:soft-page-break/><text:tab/>s-( size 124557.409524 / actual gap 2265813.097026 / act size 2390370.506549) </text:p>
      <text:p text:style-name="Standard"><text:tab/>z [begin 121908871.908181 / <text:s/>zone end 122033429.317705 / act end 124299242.414730]</text:p>
      <text:p text:style-name="Standard"><text:tab/>g &lt; used 2265813.097026 / gap unused 41031412.434675 / round up 0.010000&gt;</text:p>
      <text:p text:style-name="Standard"><text:tab/></text:p>
      <text:p text:style-name="Standard"><text:tab/>s-( size 124557.409524 / actual gap 2265813.097026 / act size 2390370.506549) </text:p>
      <text:p text:style-name="Standard"><text:tab/>z [begin 121908871.908181 / <text:s/>zone end 122033429.317705 / act end 124299242.414730]</text:p>
      <text:p text:style-name="Standard"><text:tab/>g &lt; used 2265813.097026 / gap unused 41031412.434675 / round up 0.010000&gt;</text:p>
      <text:p text:style-name="Standard"><text:tab/></text:p>
      <text:p text:style-name="Standard"><text:tab/>s-( size 124557.409524 / actual gap 2265813.097026 / act size 2390370.506549) </text:p>
      <text:p text:style-name="Standard"><text:tab/>z [begin 121908871.908181 / <text:s/>zone end 122033429.317705 / act end 124299242.414730]</text:p>
      <text:p text:style-name="Standard"><text:tab/>g &lt; used 2265813.097026 / gap unused 41031412.434675 / round up 0.010000&gt;</text:p>
      <text:p text:style-name="Standard"><text:tab/></text:p>
      <text:p text:style-name="Standard"><text:tab/>s-( size 0.000000 / actual gap 2265813.097026 / act size 2265813.097026) </text:p>
      <text:p text:style-name="Standard"><text:tab/>z [begin 122033429.317705 / <text:s/>zone end 122033429.317705 / act end 124299242.414731]</text:p>
      <text:p text:style-name="Standard"><text:tab/>g &lt; used 2265813.097026 / gap unused 41031409.433943 / round up 0.010000&gt;</text:p>
      <text:p text:style-name="Standard"><text:tab/></text:p>
      <text:p text:style-name="Standard"><text:tab/>s-( size 0.000000 / actual gap 2265813.097026 / act size 2265813.097026) </text:p>
      <text:p text:style-name="Standard"><text:tab/>z [begin 122033429.317705 / <text:s/>zone end 122033429.317705 / act end 124299242.414731]</text:p>
      <text:p text:style-name="Standard"><text:tab/>g &lt; used 2265813.097026 / gap unused 41031409.433943 / round up 0.010000&gt;</text:p>
      <text:p text:style-name="Standard"><text:tab/></text:p>
      <text:p text:style-name="Standard"><text:tab/>s-( size 0.000000 / actual gap 2265813.097026 / act size 2265813.097026) </text:p>
      <text:p text:style-name="Standard"><text:tab/>z [begin 122033429.317705 / <text:s/>zone end 122033429.317705 / act end 124299242.414731]</text:p>
      <text:p text:style-name="Standard"><text:tab/>g &lt; used 2265813.097026 / gap unused 41031409.433943 / round up 0.010000&gt;</text:p>
      <text:p text:style-name="Standard"><text:tab/></text:p>
      <text:p text:style-name="Standard"><text:tab/>s-( size 0.000000 / actual gap 2265813.097026 / act size 2265813.097026) </text:p>
      <text:p text:style-name="Standard"><text:tab/>z [begin 122033429.317705 / <text:s/>zone end 122033429.317705 / act end 124299242.414731]</text:p>
      <text:p text:style-name="Standard"><text:tab/>g &lt; used 2265813.097026 / gap unused 41031409.433943 / round up 0.010000&gt;</text:p>
      <text:p text:style-name="Standard"><text:tab/></text:p>
      <text:p text:style-name="Standard"><text:tab/>s-( size 0.000000 / actual gap 2265813.097026 / act size 2265813.097026) </text:p>
      <text:p text:style-name="Standard"><text:tab/>z [begin 122033429.317705 / <text:s/>zone end 122033429.317705 / act end 124299242.414731]</text:p>
      <text:p text:style-name="Standard"><text:tab/>g &lt; used 2265813.097026 / gap unused 41031409.433943 / round up 0.010000&gt;</text:p>
      <text:p text:style-name="Standard">Zone: <text:s text:c="15"/>17 (18.000000 = 11.000000, 7.000000) 0.000000 15.000000 4.000000 Reference Reference</text:p>
      <text:p text:style-name="Standard"><text:tab/></text:p>
      <text:p text:style-name="Standard"><text:tab/></text:p>
      <text:p text:style-name="Standard"><text:tab/></text:p>
      <text:p text:style-name="Standard"><text:tab/>s-( size 41.010012 / actual gap 4780700.003087 / act size 4780741.013099) </text:p>
      <text:p text:style-name="Standard"><text:tab/>z [begin 124299241.494505 / <text:s/>zone end 124299282.504518 / act end 129079982.507604]</text:p>
      <text:p text:style-name="Standard"><text:tab/>g &lt; used 4780700.003087 / gap unused 38765597.257142 / round up 0.020000&gt;</text:p>
      <text:p text:style-name="Standard"><text:tab/></text:p>
      <text:p text:style-name="Standard"><text:tab/>s-( size 41.010012 / actual gap 4780700.003087 / act size 4780741.013099) </text:p>
      <text:p text:style-name="Standard"><text:tab/>z [begin 124299241.494505 / <text:s/>zone end 124299282.504518 / act end 129079982.507604]</text:p>
      <text:p text:style-name="Standard"><text:tab/>g &lt; used 4780700.003087 / gap unused 38765597.257142 / round up 0.020000&gt;</text:p>
      <text:p text:style-name="Standard"><text:tab/></text:p>
      <text:p text:style-name="Standard"><text:tab/>s-( size 41.010012 / actual gap 4780700.003087 / act size 4780741.013099) </text:p>
      <text:p text:style-name="Standard"><text:tab/>z [begin 124299241.494505 / <text:s/>zone end 124299282.504518 / act end 129079982.507604]</text:p>
      <text:p text:style-name="Standard"><text:tab/>g &lt; used 4780700.003087 / gap unused 38765597.257142 / round up 0.020000&gt;</text:p>
      <text:p text:style-name="Standard"><text:tab/></text:p>
      <text:p text:style-name="Standard"><text:tab/>s-( size 41.010012 / actual gap 4780700.003087 / act size 4780741.013099) </text:p>
      <text:p text:style-name="Standard"><text:soft-page-break/><text:tab/>z [begin 124299241.494505 / <text:s/>zone end 124299282.504518 / act end 129079982.507604]</text:p>
      <text:p text:style-name="Standard"><text:tab/>g &lt; used 4780700.003087 / gap unused 38765597.257142 / round up 0.020000&gt;</text:p>
      <text:p text:style-name="Standard"><text:tab/></text:p>
      <text:p text:style-name="Standard"><text:tab/>s-( size 41.010012 / actual gap 4780700.003087 / act size 4780741.013099) </text:p>
      <text:p text:style-name="Standard"><text:tab/>z [begin 124299241.494505 / <text:s/>zone end 124299282.504518 / act end 129079982.507604]</text:p>
      <text:p text:style-name="Standard"><text:tab/>g &lt; used 4780700.003087 / gap unused 38765597.257142 / round up 0.020000&gt;</text:p>
      <text:p text:style-name="Standard"><text:tab/></text:p>
      <text:p text:style-name="Standard"><text:tab/>s-( size 0.000000 / actual gap 4780700.003087 / act size 4780700.003087) </text:p>
      <text:p text:style-name="Standard"><text:tab/>z [begin 124299282.504518 / <text:s/>zone end 124299282.504518 / act end 129079982.507605]</text:p>
      <text:p text:style-name="Standard"><text:tab/>g &lt; used 4780700.003087 / gap unused 38765597.257142 / round up 0.020000&gt;</text:p>
      <text:p text:style-name="Standard"><text:tab/></text:p>
      <text:p text:style-name="Standard"><text:tab/>s-( size 0.000000 / actual gap 4780700.003087 / act size 4780700.003087) </text:p>
      <text:p text:style-name="Standard"><text:tab/>z [begin 124299282.504518 / <text:s/>zone end 124299282.504518 / act end 129079982.507605]</text:p>
      <text:p text:style-name="Standard"><text:tab/>g &lt; used 4780700.003087 / gap unused 38765597.257142 / round up 0.020000&gt;</text:p>
      <text:p text:style-name="Standard"><text:tab/></text:p>
      <text:p text:style-name="Standard"><text:tab/>s-( size 0.000000 / actual gap 4780700.003087 / act size 4780700.003087) </text:p>
      <text:p text:style-name="Standard"><text:tab/>z [begin 124299282.504518 / <text:s/>zone end 124299282.504518 / act end 129079982.507605]</text:p>
      <text:p text:style-name="Standard"><text:tab/>g &lt; used 4780700.003087 / gap unused 38765597.257142 / round up 0.020000&gt;</text:p>
      <text:p text:style-name="Standard"><text:tab/></text:p>
      <text:p text:style-name="Standard"><text:tab/>s-( size 0.000000 / actual gap 4780700.003087 / act size 4780700.003087) </text:p>
      <text:p text:style-name="Standard"><text:tab/>z [begin 124299282.504518 / <text:s/>zone end 124299282.504518 / act end 129079982.507605]</text:p>
      <text:p text:style-name="Standard"><text:tab/>g &lt; used 4780700.003087 / gap unused 38765597.257142 / round up 0.020000&gt;</text:p>
      <text:p text:style-name="Standard"><text:tab/></text:p>
      <text:p text:style-name="Standard"><text:tab/>s-( size 0.000000 / actual gap 4780700.003087 / act size 4780700.003087) </text:p>
      <text:p text:style-name="Standard"><text:tab/>z [begin 124299282.504518 / <text:s/>zone end 124299282.504518 / act end 129079982.507605]</text:p>
      <text:p text:style-name="Standard"><text:tab/>g &lt; used 4780700.003087 / gap unused 38765597.257142 / round up 0.020000&gt;</text:p>
      <text:p text:style-name="Standard">Zone: <text:s text:c="15"/>18 (19.000000 = 12.000000, 7.000000) 0.000000 15.000000 4.000000 Blobs Blobs</text:p>
      <text:p text:style-name="Standard"><text:tab/></text:p>
      <text:p text:style-name="Standard"><text:tab/></text:p>
      <text:p text:style-name="Standard"><text:tab/></text:p>
      <text:p text:style-name="Standard"><text:tab/>s-( size 57991695.128694 / actual gap 8938667.011751 / act size 66930362.140444) </text:p>
      <text:p text:style-name="Standard"><text:tab/>z [begin 129079981.667399 / <text:s/>zone end 187071676.796093 / act end 196010343.807843]</text:p>
      <text:p text:style-name="Standard"><text:tab/>g &lt; used 8938667.011751 / gap unused 34830793.611720 / round up 0.020000&gt;</text:p>
      <text:p text:style-name="Standard"><text:tab/></text:p>
      <text:p text:style-name="Standard"><text:tab/>s-( size 57991695.128694 / actual gap 8938667.011751 / act size 66930362.140444) </text:p>
      <text:p text:style-name="Standard"><text:tab/>z [begin 129079981.667399 / <text:s/>zone end 187071676.796093 / act end 196010343.807843]</text:p>
      <text:p text:style-name="Standard"><text:tab/>g &lt; used 8938667.011751 / gap unused 34830793.611720 / round up 0.020000&gt;</text:p>
      <text:p text:style-name="Standard"><text:tab/></text:p>
      <text:p text:style-name="Standard"><text:tab/>s-( size 57991695.128694 / actual gap 8938667.011751 / act size 66930362.140444) </text:p>
      <text:p text:style-name="Standard"><text:tab/>z [begin 129079981.667399 / <text:s/>zone end 187071676.796093 / act end 196010343.807843]</text:p>
      <text:p text:style-name="Standard"><text:tab/>g &lt; used 8938667.011751 / gap unused 34830793.611720 / round up 0.020000&gt;</text:p>
      <text:p text:style-name="Standard"><text:tab/></text:p>
      <text:p text:style-name="Standard"><text:tab/>s-( size 57991695.128694 / actual gap 8938667.011751 / act size 66930362.140444) </text:p>
      <text:p text:style-name="Standard"><text:tab/>z [begin 129079981.667399 / <text:s/>zone end 187071676.796093 / act end 196010343.807843]</text:p>
      <text:p text:style-name="Standard"><text:tab/>g &lt; used 8938667.011751 / gap unused 34830793.611720 / round up 0.020000&gt;</text:p>
      <text:p text:style-name="Standard"><text:tab/></text:p>
      <text:p text:style-name="Standard"><text:tab/>s-( size 57991695.128694 / actual gap 8938667.011751 / act size 66930362.140444) </text:p>
      <text:p text:style-name="Standard"><text:tab/>z [begin 129079981.667399 / <text:s/>zone end 187071676.796093 / act end 196010343.807843]</text:p>
      <text:p text:style-name="Standard"><text:tab/>g &lt; used 8938667.011751 / gap unused 34830793.611720 / round up 0.020000&gt;</text:p>
      <text:p text:style-name="Standard"><text:soft-page-break/><text:tab/></text:p>
      <text:p text:style-name="Standard"><text:tab/>s-( size 0.000000 / actual gap 4157926.918877 / act size 4157926.918877) </text:p>
      <text:p text:style-name="Standard"><text:tab/>z [begin 187071676.796093 / <text:s/>zone end 187071676.796093 / act end 191229603.714970]</text:p>
      <text:p text:style-name="Standard"><text:tab/>g &lt; used 4157926.918877 / gap unused 34815343.839803 / round up 0.020000&gt;</text:p>
      <text:p text:style-name="Standard"><text:tab/></text:p>
      <text:p text:style-name="Standard"><text:tab/>s-( size 0.000000 / actual gap 4157926.918877 / act size 4157926.918877) </text:p>
      <text:p text:style-name="Standard"><text:tab/>z [begin 187071676.796093 / <text:s/>zone end 187071676.796093 / act end 191229603.714970]</text:p>
      <text:p text:style-name="Standard"><text:tab/>g &lt; used 4157926.918877 / gap unused 34815343.839803 / round up 0.020000&gt;</text:p>
      <text:p text:style-name="Standard"><text:tab/></text:p>
      <text:p text:style-name="Standard"><text:tab/>s-( size 0.000000 / actual gap 4157926.918877 / act size 4157926.918877) </text:p>
      <text:p text:style-name="Standard"><text:tab/>z [begin 187071676.796093 / <text:s/>zone end 187071676.796093 / act end 191229603.714970]</text:p>
      <text:p text:style-name="Standard"><text:tab/>g &lt; used 4157926.918877 / gap unused 34815343.839803 / round up 0.020000&gt;</text:p>
      <text:p text:style-name="Standard"><text:tab/></text:p>
      <text:p text:style-name="Standard"><text:tab/>s-( size 0.000000 / actual gap 4157926.918877 / act size 4157926.918877) </text:p>
      <text:p text:style-name="Standard"><text:tab/>z [begin 187071676.796093 / <text:s/>zone end 187071676.796093 / act end 191229603.714970]</text:p>
      <text:p text:style-name="Standard"><text:tab/>g &lt; used 4157926.918877 / gap unused 34815343.839803 / round up 0.020000&gt;</text:p>
      <text:p text:style-name="Standard"><text:tab/></text:p>
      <text:p text:style-name="Standard"><text:tab/>s-( size 0.000000 / actual gap 4157926.918877 / act size 4157926.918877) </text:p>
      <text:p text:style-name="Standard"><text:tab/>z [begin 187071676.796093 / <text:s/>zone end 187071676.796093 / act end 191229603.714970]</text:p>
      <text:p text:style-name="Standard"><text:tab/>g &lt; used 4157926.918877 / gap unused 34815343.839803 / round up 0.020000&gt;</text:p>
      <text:p text:style-name="Standard">Zone: <text:s text:c="15"/>19 (20.000000 = 13.000000, 7.000000) 0.000000 15.000000 4.000000 ArchivesBu ArchivesBu</text:p>
      <text:p text:style-name="Standard"><text:tab/></text:p>
      <text:p text:style-name="Standard"><text:tab/></text:p>
      <text:p text:style-name="Standard"><text:tab/></text:p>
      <text:p text:style-name="Standard"><text:tab/>s-( size 16734457.560928 / actual gap 1193318.587546 / act size 17927776.148474) </text:p>
      <text:p text:style-name="Standard"><text:tab/>z [begin 191229602.914774 / <text:s/>zone end 207964060.475702 / act end 209157379.063248]</text:p>
      <text:p text:style-name="Standard"><text:tab/>g &lt; used 1193318.587546 / gap unused 31072944.168009 / round up 0.005000&gt;</text:p>
      <text:p text:style-name="Standard"><text:tab/></text:p>
      <text:p text:style-name="Standard"><text:tab/>s-( size 16734457.560928 / actual gap 1193318.587546 / act size 17927776.148474) </text:p>
      <text:p text:style-name="Standard"><text:tab/>z [begin 191229602.914774 / <text:s/>zone end 207964060.475702 / act end 209157379.063248]</text:p>
      <text:p text:style-name="Standard"><text:tab/>g &lt; used 1193318.587546 / gap unused 31072944.168009 / round up 0.005000&gt;</text:p>
      <text:p text:style-name="Standard"><text:tab/></text:p>
      <text:p text:style-name="Standard"><text:tab/>s-( size 16734457.560928 / actual gap 1193318.587546 / act size 17927776.148474) </text:p>
      <text:p text:style-name="Standard"><text:tab/>z [begin 191229602.914774 / <text:s/>zone end 207964060.475702 / act end 209157379.063248]</text:p>
      <text:p text:style-name="Standard"><text:tab/>g &lt; used 1193318.587546 / gap unused 31072944.168009 / round up 0.005000&gt;</text:p>
      <text:p text:style-name="Standard"><text:tab/></text:p>
      <text:p text:style-name="Standard"><text:tab/>s-( size 16734457.560928 / actual gap 1193318.587546 / act size 17927776.148474) </text:p>
      <text:p text:style-name="Standard"><text:tab/>z [begin 191229602.914774 / <text:s/>zone end 207964060.475702 / act end 209157379.063248]</text:p>
      <text:p text:style-name="Standard"><text:tab/>g &lt; used 1193318.587546 / gap unused 31072944.168009 / round up 0.005000&gt;</text:p>
      <text:p text:style-name="Standard"><text:tab/></text:p>
      <text:p text:style-name="Standard"><text:tab/>s-( size 16734457.560928 / actual gap 1193318.587546 / act size 17927776.148474) </text:p>
      <text:p text:style-name="Standard"><text:tab/>z [begin 191229602.914774 / <text:s/>zone end 207964060.475702 / act end 209157379.063248]</text:p>
      <text:p text:style-name="Standard"><text:tab/>g &lt; used 1193318.587546 / gap unused 31072944.168009 / round up 0.005000&gt;</text:p>
      <text:p text:style-name="Standard"><text:tab/></text:p>
      <text:p text:style-name="Standard"><text:tab/>s-( size 0.000000 / actual gap 1193318.587546 / act size 1193318.587546) </text:p>
      <text:p text:style-name="Standard"><text:tab/>z [begin 207964060.475702 / <text:s/>zone end 207964060.475702 / act end 209157379.063248]</text:p>
      <text:p text:style-name="Standard"><text:tab/>g &lt; used 1193318.587546 / gap unused 31072944.168009 / round up 0.005000&gt;</text:p>
      <text:p text:style-name="Standard"><text:tab/></text:p>
      <text:p text:style-name="Standard"><text:soft-page-break/><text:tab/>s-( size 0.000000 / actual gap 1193318.587546 / act size 1193318.587546) </text:p>
      <text:p text:style-name="Standard"><text:tab/>z [begin 207964060.475702 / <text:s/>zone end 207964060.475702 / act end 209157379.063248]</text:p>
      <text:p text:style-name="Standard"><text:tab/>g &lt; used 1193318.587546 / gap unused 31072944.168009 / round up 0.005000&gt;</text:p>
      <text:p text:style-name="Standard"><text:tab/></text:p>
      <text:p text:style-name="Standard"><text:tab/>s-( size 0.000000 / actual gap 1193318.587546 / act size 1193318.587546) </text:p>
      <text:p text:style-name="Standard"><text:tab/>z [begin 207964060.475702 / <text:s/>zone end 207964060.475702 / act end 209157379.063248]</text:p>
      <text:p text:style-name="Standard"><text:tab/>g &lt; used 1193318.587546 / gap unused 31072944.168009 / round up 0.005000&gt;</text:p>
      <text:p text:style-name="Standard"><text:tab/></text:p>
      <text:p text:style-name="Standard"><text:tab/>s-( size 0.000000 / actual gap 1193318.587546 / act size 1193318.587546) </text:p>
      <text:p text:style-name="Standard"><text:tab/>z [begin 207964060.475702 / <text:s/>zone end 207964060.475702 / act end 209157379.063248]</text:p>
      <text:p text:style-name="Standard"><text:tab/>g &lt; used 1193318.587546 / gap unused 31072944.168009 / round up 0.005000&gt;</text:p>
      <text:p text:style-name="Standard"><text:tab/></text:p>
      <text:p text:style-name="Standard"><text:tab/>s-( size 0.000000 / actual gap 1193318.587546 / act size 1193318.587546) </text:p>
      <text:p text:style-name="Standard"><text:tab/>z [begin 207964060.475702 / <text:s/>zone end 207964060.475702 / act end 209157379.063248]</text:p>
      <text:p text:style-name="Standard"><text:tab/>g &lt; used 1193318.587546 / gap unused 31072944.168009 / round up 0.005000&gt;</text:p>
      <text:p text:style-name="Standard">----------------------------------------------------------</text:p>
      <text:p text:style-name="Standard">Zone Processing Step:</text:p>
      <text:p text:style-name="Standard">Zone started.</text:p>
      <text:p text:style-name="Standard">1.000000 Selecting Files.</text:p>
      <text:p text:style-name="Standard">2.000000 Calculating Gap.</text:p>
      <text:p text:style-name="Standard">3.000000 File Actions started.</text:p>
      <text:p text:style-name="Standard">4.000000 File Actions completed.</text:p>
      <text:p text:style-name="Standard">5.000000 Processing Gap.</text:p>
      <text:p text:style-name="Standard">6.000000 Calculating Gap.</text:p>
      <text:p text:style-name="Standard">7.000000 File Actions started.</text:p>
      <text:p text:style-name="Standard">8.000000 File Actions completed.</text:p>
      <text:p text:style-name="Standard">9.000000 Processing Gap.</text:p>
      <text:p text:style-name="Standard">10.000000 Zone finished, reporting.</text:p>
      <text:p text:style-name="Standard"><text:s text:c="4"/></text:p>
      <text:p text:style-name="Standard">----------------------------------------------------------</text:p>
      <text:p text:style-name="Standard">----------------------------------------------------------</text:p>
      <text:p text:style-name="Standard">CURRENT ZONE:</text:p>
      <text:p text:style-name="Standard">----------------------------------------------------------</text:p>
      <text:p text:style-name="Standard">ZONE: <text:s text:c="15"/>20 (20.000000 = 13.000000, 7.000000) ArchivesBu ArchivesBu <text:s/>0.000000 15.000000 4.000000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1193318.587546 (0.499219%)</text:p>
      <text:p text:style-name="Standard"><text:s text:c="16"/>Total: 1193318.587546 (87.5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207964060.475702 (0.021246%)</text:p>
      <text:p text:style-name="Standard"><text:s text:c="12"/>Files End: 207964060.475702</text:p>
      <text:p text:style-name="Standard"><text:soft-page-break/><text:s text:c="13"/>Zone End: 209157379.063248 (87.5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7"/>Volume Rounding: 0.500000%</text:p>
      <text:p text:style-name="Standard"><text:s text:c="12"/>Actual Gap: 0.499219% (1193318.587546)</text:p>
      <text:p text:style-name="Standard"><text:s text:c="17"/></text:p>
      <text:p text:style-name="Standard"><text:s text:c="15"/>The desired min gap size. (GapRequested): 233795.974686 <text:s/>(Loc) 208197856.450388</text:p>
      <text:p text:style-name="Standard"><text:s text:c="14"/>Must be half the zone size. (GapAdjusted): 0.000000 <text:s/>(---) 207964060.475702</text:p>
      <text:p text:style-name="Standard"><text:s text:c="15"/>Align to the volume evenly. (GapRounded): 1193318.587546 <text:s/>(---) 209157379.063248</text:p>
      <text:p text:style-name="Standard"><text:s text:c="10"/>The remaining space available. (GapAvailable): 31072944.168009 <text:s/>(---) 239037004.643711</text:p>
      <text:p text:style-name="Standard"><text:s text:c="6"/>The lower of adjusted and available. (GapCurrent): 1193318.587546 <text:s/>(---) 209157379.063248</text:p>
      <text:p text:style-name="Standard"><text:s text:c="4"/>(GapCurrent) after any code you inserted. (GapUsed): 1193318.587546 <text:s/>(---) 209157379.063248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212541582627.342900 (21.713252%)</text:p>
      <text:p text:style-name="Standard"><text:s text:c="19"/>Total Used: 351654150307.839480 (133.833305%)</text:p>
      <text:p text:style-name="Standard"><text:s text:c="9"/>Volume Used by Zones: 4886639616.000000 (0.499219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Archives and Backups:</text:p>
      <text:p text:style-name="Standard"># Script: ZoneDo ZoneTypeSelectArchivesBu</text:p>
      <text:p text:style-name="Standard"># ArchivesBu start.</text:p>
      <text:p text:style-name="Standard">all</text:p>
      <text:p text:style-name="Standard"># ArchivesBu end.</text:p>
      <text:p text:style-name="Standard"/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----------------------------------------------------------</text:p>
      <text:p text:style-name="Standard">----------------------------------------------------------</text:p>
      <text:p text:style-name="Standard">VOLUME REPORT: C: </text:p>
      <text:p text:style-name="Standard">----------------------------------------------------------</text:p>
      <text:p text:style-name="Standard">----------------------------------------------------------</text:p>
      <text:p text:style-name="Standard">VOLUME SUMMARY: C: </text:p>
      <text:p text:style-name="Standard">Volume mountpoint: <text:s text:c="9"/>C:</text:p>
      <text:p text:style-name="Standard">Volume label: <text:s text:c="14"/>C:</text:p>
      <text:p text:style-name="Standard">Volume name: <text:s text:c="15"/>\\?\Volume{92e548cb-4411-4caf-a63d-3d7229340488}</text:p>
      <text:p text:style-name="Standard">Volume type: <text:s text:c="15"/>NTFS</text:p>
      <text:p text:style-name="Standard">----------------------------------------------------------</text:p>
      <text:p text:style-name="Standard"><text:s text:c="10"/>Volume Size: <text:s text:c="8"/>978,856,534,016 ( <text:s text:c="8"/>911.6312 gigabytes)</text:p>
      <text:p text:style-name="Standard"><text:s text:c="10"/>Volume Used: <text:s text:c="8"/>716,101,238,784 ( <text:s text:c="8"/>666.9212 gigabytes)</text:p>
      <text:p text:style-name="Standard"><text:s text:c="10"/>Volume Free: <text:s text:c="8"/>262,755,295,232 (! <text:s text:c="8"/>244.7099 gigabytes)</text:p>
      <text:p text:style-name="Standard"><text:soft-page-break/><text:s text:c="9"/></text:p>
      <text:p text:style-name="Standard"><text:s text:c="5"/>Volume Used Calc: <text:s text:c="6"/>29365696020.480000 (64164907.260562)</text:p>
      <text:p text:style-name="Standard"><text:s text:c="6"/>Volume Free Adj: <text:s text:c="6"/>191478903267.876430</text:p>
      <text:p text:style-name="Standard"/>
      <text:p text:style-name="Standard"><text:s text:c="3"/>Unfragmented Items: <text:s text:c="14"/>2,244,241</text:p>
      <text:p text:style-name="Standard"><text:s text:c="5"/>Fragmented Items: <text:s text:c="18"/>2,955</text:p>
      <text:p text:style-name="Standard"/>
      <text:p text:style-name="Standard"><text:s text:c="4"/>Unfragmented Data: <text:s text:c="8"/>598,691,155,968 bytes</text:p>
      <text:p text:style-name="Standard"><text:s text:c="6"/>Fragmented Data: <text:s text:c="8"/>119,000,952,832 bytes</text:p>
      <text:p text:style-name="Standard"/>
      <text:p text:style-name="Standard"><text:s text:c="13"/>All Gaps: <text:s text:c="18"/>7,834</text:p>
      <text:p text:style-name="Standard"><text:s text:c="13"/>All gaps: <text:s text:c="8"/>262,777,942,016 bytes</text:p>
      <text:p text:style-name="Standard"><text:s text:c="10"/>Average gap: <text:s text:c="13"/>33,542,144 bytes</text:p>
      <text:p text:style-name="Standard"><text:s text:c="11"/>Median gap: <text:s text:c="17"/>16,384 bytes</text:p>
      <text:p text:style-name="Standard"><text:s text:c="10"/>Biggest gap: <text:s text:c="9"/>27,436,101,632 bytes</text:p>
      <text:p text:style-name="Standard"/>
      <text:p text:style-name="Standard"><text:s text:c="13"/>MFT Zone: <text:s text:c="6"/>0.000000 </text:p>
      <text:p text:style-name="Standard"><text:s text:c="13"/>Location: <text:s text:c="6"/>29365696020.480000 </text:p>
      <text:p text:style-name="Standard"><text:s text:c="17"/>Size: <text:s text:c="22"/>0 </text:p>
      <text:p text:style-name="Standard"><text:s text:c="18"/>Gap: <text:s text:c="6"/>!MftGapSize!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VOLUME DETAILS: C: </text:p>
      <text:p text:style-name="Standard">----------------------------------------------------------</text:p>
      <text:p text:style-name="Standard">MOUNT POINT:</text:p>
      <text:p text:style-name="Standard"/>
      <text:p text:style-name="Standard"><text:s text:c="4"/>Volume mountpoint: <text:s text:c="9"/>C:</text:p>
      <text:p text:style-name="Standard"><text:s text:c="4"/>Volume type: <text:s text:c="15"/>NTFS</text:p>
      <text:p text:style-name="Standard"><text:s text:c="4"/>Bytes per cluster: <text:s text:c="21"/>4,096 bytes</text:p>
      <text:p text:style-name="Standard"><text:s text:c="4"/>Average end-begin distance: <text:s text:c="3"/>2,776,939.1201 clusters</text:p>
      <text:p text:style-name="Standard"><text:s text:c="43"/>1.1620% of volume size</text:p>
      <text:p text:style-name="Standard"/>
      <text:p text:style-name="Standard"><text:s text:c="4"/>Divisor: <text:s text:c="3"/>(1.000000)</text:p>
      <text:p text:style-name="Standard"><text:s text:c="4"/>Curr: <text:s text:c="6"/>(4095.000000) </text:p>
      <text:p text:style-name="Standard">----------------------------------------------------------</text:p>
      <text:p text:style-name="Standard">LARGE and UNMOVABLES:</text:p>
      <text:p text:style-name="Standard"/>
      <text:p text:style-name="Standard"><text:s text:c="4"/>UnmovablesTotalBytes:<text:tab/> <text:s text:c="2"/>41,195,927,157</text:p>
      <text:p text:style-name="Standard">FragmentedTotalFragments:<text:tab/> <text:s text:c="4"/>10,338</text:p>
      <text:p text:style-name="Standard"/>
      <text:p text:style-name="Standard">The 25 largest items from the LargestItemsList:</text:p>
      <text:p text:style-name="Standard"><text:s text:c="10"/>8 <text:s text:c="3"/>33,554,432,000 <text:s text:c="2"/>8,192,000 <text:s/>C:\pagefile.sys</text:p>
      <text:p text:style-name="Standard"><text:s text:c="8"/>206 <text:s text:c="4"/>6,504,914,944 <text:s text:c="2"/>1,588,114 <text:s/>C:\Users\david\AppData\Local\Microsoft\Outlook\david_horsman@hotmail.com.ost</text:p>
      <text:p text:style-name="Standard"><text:s text:c="10"/>1 <text:s text:c="4"/>4,395,150,472 <text:s text:c="2"/>1,073,035 <text:s/>C:\Program Files\Epic Games\Fortnite\FortniteGame\Content\Paks\pakchunk10-WindowsClient.pak</text:p>
      <text:p text:style-name="Standard"><text:s text:c="10"/>3 <text:s text:c="4"/>4,329,743,860 <text:s text:c="2"/>1,057,067 <text:s/>C:\Program Files\Epic Games\Fortnite\FortniteGame\Content\Paks\pakchunk10_s20-WindowsClient.pak</text:p>
      <text:p text:style-name="Standard"><text:soft-page-break/><text:s text:c="10"/>1 <text:s text:c="4"/>4,325,067,306 <text:s text:c="2"/>1,055,925 <text:s/>C:\Program Files\Epic Games\Fortnite\FortniteGame\Content\Paks\pakchunk10_s18-WindowsClient.pak</text:p>
      <text:p text:style-name="Standard"><text:s text:c="10"/>1 <text:s text:c="4"/>4,324,787,963 <text:s text:c="2"/>1,055,857 <text:s/>C:\Program Files\Epic Games\Fortnite\FortniteGame\Content\Paks\pakchunk10_s15-WindowsClient.pak</text:p>
      <text:p text:style-name="Standard"><text:s text:c="10"/>2 <text:s text:c="4"/>4,323,054,099 <text:s text:c="2"/>1,055,434 <text:s/>C:\Program Files\Epic Games\Fortnite\FortniteGame\Content\Paks\pakchunk10_s7-WindowsClient.pak</text:p>
      <text:p text:style-name="Standard"><text:s text:c="10"/>2 <text:s text:c="4"/>4,322,171,708 <text:s text:c="2"/>1,055,218 <text:s/>C:\Program Files\Epic Games\Fortnite\FortniteGame\Content\Paks\pakchunk10_s13-WindowsClient.pak</text:p>
      <text:p text:style-name="Standard"><text:s text:c="10"/>2 <text:s text:c="4"/>4,321,397,608 <text:s text:c="2"/>1,055,029 <text:s/>C:\Program Files\Epic Games\Fortnite\FortniteGame\Content\Paks\pakchunk10_s6-WindowsClient.pak</text:p>
      <text:p text:style-name="Standard"><text:s text:c="10"/>3 <text:s text:c="4"/>4,320,168,783 <text:s text:c="2"/>1,054,729 <text:s/>C:\Program Files\Epic Games\Fortnite\FortniteGame\Content\Paks\pakchunk10_s10-WindowsClient.pak</text:p>
      <text:p text:style-name="Standard"><text:s text:c="10"/>1 <text:s text:c="4"/>4,319,934,224 <text:s text:c="2"/>1,054,672 <text:s/>C:\Program Files\Epic Games\Fortnite\FortniteGame\Content\Paks\pakchunk10_s8-WindowsClient.pak</text:p>
      <text:p text:style-name="Standard"><text:s text:c="10"/>1 <text:s text:c="4"/>4,319,025,813 <text:s text:c="2"/>1,054,450 <text:s/>C:\Program Files\Epic Games\Fortnite\FortniteGame\Content\Paks\pakchunk10_s16-WindowsClient.pak</text:p>
      <text:p text:style-name="Standard"><text:s text:c="10"/>1 <text:s text:c="4"/>4,318,287,846 <text:s text:c="2"/>1,054,270 <text:s/>C:\Program Files\Epic Games\Fortnite\FortniteGame\Content\Paks\pakchunk10_s17-WindowsClient.pak</text:p>
      <text:p text:style-name="Standard"><text:s text:c="10"/>2 <text:s text:c="4"/>4,317,805,755 <text:s text:c="2"/>1,054,152 <text:s/>C:\Program Files\Epic Games\Fortnite\FortniteGame\Content\Paks\pakchunk10_s14-WindowsClient.pak</text:p>
      <text:p text:style-name="Standard"><text:s text:c="10"/>1 <text:s text:c="4"/>4,317,711,300 <text:s text:c="2"/>1,054,129 <text:s/>C:\Program Files\Epic Games\Fortnite\FortniteGame\Content\Paks\pakchunk10_s19-WindowsClient.pak</text:p>
      <text:p text:style-name="Standard"><text:s text:c="10"/>1 <text:s text:c="4"/>4,317,619,477 <text:s text:c="2"/>1,054,107 <text:s/>C:\Program Files\Epic Games\Fortnite\FortniteGame\Content\Paks\pakchunk10_s3-WindowsClient.pak</text:p>
      <text:p text:style-name="Standard"><text:s text:c="10"/>4 <text:s text:c="4"/>4,317,504,631 <text:s text:c="2"/>1,054,079 <text:s/>C:\Program Files\Epic Games\Fortnite\FortniteGame\Content\Paks\pakchunk10_s4-WindowsClient.pak</text:p>
      <text:p text:style-name="Standard"><text:s text:c="10"/>1 <text:s text:c="4"/>4,316,307,074 <text:s text:c="2"/>1,053,786 <text:s/>C:\Program Files\Epic Games\Fortnite\FortniteGame\Content\Paks\pakchunk10_s2-WindowsClient.pak</text:p>
      <text:p text:style-name="Standard"><text:s text:c="10"/>4 <text:s text:c="4"/>4,316,023,691 <text:s text:c="2"/>1,053,717 <text:s/>C:\Program Files\Epic Games\Fortnite\FortniteGame\Content\Paks\pakchunk10_s5-WindowsClient.pak</text:p>
      <text:p text:style-name="Standard"><text:s text:c="10"/>1 <text:s text:c="4"/>4,315,811,298 <text:s text:c="2"/>1,053,665 <text:s/>C:\Program Files\Epic Games\Fortnite\FortniteGame\Content\Paks\pakchunk10_s1-WindowsClient.pak</text:p>
      <text:p text:style-name="Standard"><text:s text:c="10"/>1 <text:s text:c="4"/>4,308,678,144 <text:s text:c="2"/>1,051,924 <text:s/>C:\Program Files\Epic Games\Fortnite\FortniteGame\Content\Paks\pakchunk10_s9-WindowsClient.pak</text:p>
      <text:p text:style-name="Standard"><text:s text:c="10"/>3 <text:s text:c="4"/>4,304,143,103 <text:s text:c="2"/>1,050,817 <text:s/>C:\Program Files\Epic Games\Fortnite\FortniteGame\Content\Paks\pakchunk10_s11-WindowsClient.pak</text:p>
      <text:p text:style-name="Standard"><text:s text:c="10"/>3 <text:s text:c="4"/>4,303,946,595 <text:s text:c="2"/>1,050,769 <text:s/>C:\Program Files\Epic Games\Fortnite\FortniteGame\Content\Paks\pakchunk10_s12-WindowsClient.pak</text:p>
      <text:p text:style-name="Standard"><text:s text:c="10"/>1 <text:s text:c="4"/>4,235,229,598 <text:s text:c="2"/>1,033,992 <text:s/>C:\Program Files\DTU\{ACE960B2-1A0A-4386-9B44-81C2DFD338C7}\D360\266f9158-0322-49be-b4b1-5aa7060869e0\Install.esd</text:p>
      <text:p text:style-name="Standard"><text:s text:c="10"/>1 <text:s text:c="4"/>3,274,520,439 <text:s text:c="4"/>799,444 <text:s/>C:\MdmPc14\Family Ours\20180211_A30_Tablets\ChrisBananaMan\20180212\VID_20171020_204556.mp4</text:p>
      <text:p text:style-name="Standard"/>
      <text:p text:style-name="Standard">----------------------------------------------------------</text:p>
      <text:p text:style-name="Standard">FRAGMENTS:</text:p>
      <text:p text:style-name="Standard"/>
      <text:p text:style-name="Standard"><text:s text:c="4"/>Unfragmented Items: <text:s text:c="8"/>2,244,241</text:p>
      <text:p text:style-name="Standard"><text:s text:c="6"/>Fragmented Items: <text:s text:c="12"/>2,955</text:p>
      <text:p text:style-name="Standard"><text:s text:c="5"/>Unfragmented Data: <text:s text:c="2"/>598,691,155,968 bytes</text:p>
      <text:p text:style-name="Standard"><text:soft-page-break/><text:s text:c="7"/>Fragmented Data: <text:s text:c="2"/>119,000,952,832 bytes</text:p>
      <text:p text:style-name="Standard"><text:s text:c="4"/>Gaps:</text:p>
      <text:p text:style-name="Standard"><text:s text:c="14"/>All Gaps: <text:s text:c="12"/>7,833</text:p>
      <text:p text:style-name="Standard"><text:s text:c="14"/>All gaps: <text:s text:c="2"/>262,777,876,480 bytes</text:p>
      <text:p text:style-name="Standard"><text:s text:c="11"/>Average gap: <text:s text:c="7"/>33,546,240 bytes</text:p>
      <text:p text:style-name="Standard"><text:s text:c="12"/>Median gap: <text:s text:c="11"/>16,384 bytes</text:p>
      <text:p text:style-name="Standard"><text:s text:c="11"/>Biggest gap: <text:s text:c="3"/>27,436,101,632 bytes</text:p>
      <text:p text:style-name="Standard"/>
      <text:p text:style-name="Standard">----------------------------------------------------------</text:p>
      <text:p text:style-name="Standard">GAPS:</text:p>
      <text:p text:style-name="Standard">----------------------------------------------------------</text:p>
      <text:p text:style-name="Standard"><text:s text:c="3"/>----------------------------------------------------------</text:p>
      <text:p text:style-name="Standard"><text:s text:c="3"/>Counts:</text:p>
      <text:p text:style-name="Standard"><text:s text:c="23"/>Count <text:s text:c="5"/>Percentage of all</text:p>
      <text:p text:style-name="Standard"><text:s text:c="16"/>----------------- -----------------</text:p>
      <text:p text:style-name="Standard"><text:s text:c="3"/>Small gaps <text:s text:c="14"/>7,484 <text:s text:c="10"/>95.5445%</text:p>
      <text:p text:style-name="Standard"><text:s text:c="3"/>Big gaps <text:s text:c="18"/>349 <text:s text:c="11"/>4.4555%</text:p>
      <text:p text:style-name="Standard"><text:s text:c="16"/>----------------- -----------------</text:p>
      <text:p text:style-name="Standard"><text:s text:c="3"/>All gaps <text:s text:c="16"/>7,833 <text:s text:c="9"/>100.0000</text:p>
      <text:p text:style-name="Standard"/>
      <text:p text:style-name="Standard"><text:s text:c="3"/>----------------------------------------------------------</text:p>
      <text:p text:style-name="Standard"><text:s text:c="3"/>By size:</text:p>
      <text:p text:style-name="Standard"><text:s text:c="22"/>Bytes <text:s text:c="9"/>Gigabytes <text:s text:c="5"/>Percentage of all</text:p>
      <text:p text:style-name="Standard"><text:s text:c="16"/>----------------- ----------------- -----------------</text:p>
      <text:p text:style-name="Standard"><text:s text:c="3"/>Small gaps <text:s text:c="6"/>7,346,163,712 <text:s text:c="11"/>6.8416 <text:s text:c="11"/>2.7956%</text:p>
      <text:p text:style-name="Standard"><text:s text:c="3"/>Big gaps <text:s text:c="6"/>255,431,712,768 <text:s text:c="9"/>237.8893 <text:s text:c="10"/>97.2044%</text:p>
      <text:p text:style-name="Standard"><text:s text:c="16"/>----------------- ----------------- -----------------</text:p>
      <text:p text:style-name="Standard"><text:s text:c="3"/>All gaps <text:s text:c="6"/>262,777,876,480 <text:s text:c="9"/>244.7310 <text:s text:c="9"/>100.0000%</text:p>
      <text:p text:style-name="Standard"/>
      <text:p text:style-name="Standard"><text:s text:c="3"/>Average gap <text:s text:c="8"/>33,546,240 <text:s text:c="11"/>0.0312 <text:s text:c="11"/>0.0128%</text:p>
      <text:p text:style-name="Standard"><text:s text:c="3"/>Median gap <text:s text:c="13"/>16,384 <text:s text:c="11"/>0.0000 <text:s text:c="11"/>0.0000%</text:p>
      <text:p text:style-name="Standard"><text:s text:c="3"/>Biggest gap <text:s text:c="4"/>27,436,101,632 <text:s text:c="10"/>25.5519 <text:s text:c="10"/>10.4408%</text:p>
      <text:p text:style-name="Standard"><text:s text:c="3"/>----------------------------------------------------------</text:p>
      <text:p text:style-name="Standard"/>
      <text:p text:style-name="Standard">----------------------------------------------------------</text:p>
      <text:p text:style-name="Standard">FILE STATISTICS:</text:p>
      <text:p text:style-name="Standard">----------------------------------------------------------</text:p>
      <text:p text:style-name="Standard">----------------------------------------------------------</text:p>
      <text:p text:style-name="Standard">ITEM COUNT:</text:p>
      <text:p text:style-name="Standard">----------------------------------------------------------</text:p>
      <text:p text:style-name="Standard">Number of files and folders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0"/>1,870,103 <text:s text:c="12"/>2,779 <text:s text:c="8"/>1,872,882</text:p>
      <text:p text:style-name="Standard"><text:s text:c="3"/>Folders <text:s text:c="10"/>374,138 <text:s text:c="14"/>176 <text:s text:c="10"/>374,314</text:p>
      <text:p text:style-name="Standard"><text:s text:c="3"/>------- ----------------- ----------------- -----------------</text:p>
      <text:p text:style-name="Standard"><text:s text:c="3"/>All <text:s text:c="12"/>2,244,241 <text:s text:c="12"/>2,955 <text:s text:c="8"/>2,247,196</text:p>
      <text:p text:style-name="Standard"/>
      <text:p text:style-name="Standard"><text:soft-page-break/>----------------------------------------------------------</text:p>
      <text:p text:style-name="Standard">Percentage of total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2"/>83.2194% <text:s text:c="10"/>0.1237% <text:s text:c="9"/>83.3431%</text:p>
      <text:p text:style-name="Standard"><text:s text:c="3"/>Folders <text:s text:c="10"/>16.6491% <text:s text:c="10"/>0.0078% <text:s text:c="9"/>16.6569%</text:p>
      <text:p text:style-name="Standard"><text:s text:c="3"/>------- ----------------- ----------------- -----------------</text:p>
      <text:p text:style-name="Standard"><text:s text:c="3"/>All <text:s text:c="14"/>99.8685% <text:s text:c="10"/>0.1315% <text:s text:c="8"/>100.0000%</text:p>
      <text:p text:style-name="Standard"/>
      <text:p text:style-name="Standard">----------------------------------------------------------</text:p>
      <text:p text:style-name="Standard">OCCUPIED SIZE on disk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4"/>597,784,178,688 <text:s text:c="2"/>118,928,924,672 <text:s text:c="2"/>716,713,103,360</text:p>
      <text:p text:style-name="Standard"><text:s text:c="3"/>Folders <text:s text:c="6"/>906,977,280 <text:s text:c="7"/>72,028,160 <text:s text:c="6"/>979,005,440</text:p>
      <text:p text:style-name="Standard"><text:s text:c="3"/>------- ----------------- ----------------- -----------------</text:p>
      <text:p text:style-name="Standard"><text:s text:c="3"/>All <text:s text:c="6"/>598,691,155,968 <text:s text:c="2"/>119,000,952,832 <text:s text:c="2"/>717,692,108,800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1"/>556.7299 <text:s text:c="9"/>110.7612 <text:s text:c="9"/>667.4911</text:p>
      <text:p text:style-name="Standard"><text:s text:c="3"/>Folders <text:s text:c="11"/>0.8447 <text:s text:c="11"/>0.0671 <text:s text:c="11"/>0.9118</text:p>
      <text:p text:style-name="Standard"><text:s text:c="3"/>------- ----------------- ----------------- -----------------</text:p>
      <text:p text:style-name="Standard"><text:s text:c="3"/>All <text:s text:c="13"/>557.5746 <text:s text:c="9"/>110.8283 <text:s text:c="9"/>668.4029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2"/>83.2926% <text:s text:c="9"/>16.5710% <text:s text:c="9"/>99.8636%</text:p>
      <text:p text:style-name="Standard"><text:s text:c="3"/>Folders <text:s text:c="11"/>0.1264% <text:s text:c="10"/>0.0100% <text:s text:c="10"/>0.1364%</text:p>
      <text:p text:style-name="Standard"><text:s text:c="3"/>------- ----------------- ----------------- -----------------</text:p>
      <text:p text:style-name="Standard"><text:s text:c="3"/>All <text:s text:c="14"/>83.4189% <text:s text:c="9"/>16.5811% <text:s text:c="8"/>100.0000%</text:p>
      <text:p text:style-name="Standard"/>
      <text:p text:style-name="Standard">----------------------------------------------------------</text:p>
      <text:p text:style-name="Standard">USED SIZE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4"/>596,394,761,054 <text:s text:c="2"/>183,622,682,838 <text:s text:c="2"/>780,017,443,892</text:p>
      <text:p text:style-name="Standard"><text:s text:c="3"/>Folders <text:s text:c="6"/>906,947,334 <text:s text:c="7"/>72,028,160 <text:s text:c="6"/>978,975,494</text:p>
      <text:p text:style-name="Standard"><text:s text:c="3"/>------- ----------------- ----------------- -----------------</text:p>
      <text:p text:style-name="Standard"><text:s text:c="3"/>All <text:s text:c="6"/>597,301,708,388 <text:s text:c="2"/>183,694,710,998 <text:s text:c="2"/>780,996,419,386</text:p>
      <text:p text:style-name="Standard"><text:soft-page-break/></text:p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1"/>555.4359 <text:s text:c="9"/>171.0119 <text:s text:c="9"/>726.4479</text:p>
      <text:p text:style-name="Standard"><text:s text:c="3"/>Folders <text:s text:c="11"/>0.8447 <text:s text:c="11"/>0.0671 <text:s text:c="11"/>0.9117</text:p>
      <text:p text:style-name="Standard"><text:s text:c="3"/>------- ----------------- ----------------- -----------------</text:p>
      <text:p text:style-name="Standard"><text:s text:c="3"/>All <text:s text:c="13"/>556.2806 <text:s text:c="9"/>171.0790 <text:s text:c="9"/>727.3596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2"/>76.3633% <text:s text:c="9"/>23.5113% <text:s text:c="9"/>99.8747%</text:p>
      <text:p text:style-name="Standard"><text:s text:c="3"/>Folders <text:s text:c="11"/>0.1161% <text:s text:c="10"/>0.0092% <text:s text:c="10"/>0.1253%</text:p>
      <text:p text:style-name="Standard"><text:s text:c="3"/>------- ----------------- ----------------- -----------------</text:p>
      <text:p text:style-name="Standard"><text:s text:c="3"/>All <text:s text:c="14"/>76.4794% <text:s text:c="9"/>23.5206% <text:s text:c="8"/>100.0000%</text:p>
      <text:p text:style-name="Standard"/>
      <text:p text:style-name="Standard">----------------------------------------------------------</text:p>
      <text:p text:style-name="Standard">Volume Detailed Statistics end.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----------------------------------------------------------</text:p>
      <text:p text:style-name="Standard">Zone Detailed Report:</text:p>
      <text:p text:style-name="Standard">----------------------------------------------------------</text:p>
      <text:p text:style-name="Standard"/>
      <text:p text:style-name="Standard">---------------------------------------------------------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7T09:03:21.293000000</meta:creation-date>
    <dc:date>2021-12-07T16:02:22.053000000</dc:date>
    <meta:editing-duration>PT6H59M20S</meta:editing-duration>
    <meta:editing-cycles>2</meta:editing-cycles>
    <meta:generator>LibreOffice/7.1.2.2$Windows_X86_64 LibreOffice_project/8a45595d069ef5570103caea1b71cc9d82b2aae4</meta:generator>
    <meta:document-statistic meta:table-count="0" meta:image-count="0" meta:object-count="0" meta:page-count="22" meta:paragraph-count="983" meta:word-count="6772" meta:character-count="55421" meta:non-whitespace-character-count="45089"/>
  </office:meta>
</office:document-meta>
</file>